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43%" style:writing-mode="lr-tb"/>
    </style:style>
    <style:style style:name="T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3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4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_5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" style:family="paragraph" style:parent-style-name="Heading_20_1">
      <style:paragraph-properties fo:break-before="auto" fo:line-height="143%" style:writing-mode="lr-tb"/>
    </style:style>
    <style:style style:name="T3_1" style:family="text">
      <style:text-properties style:text-line-through-style="solid"/>
    </style:style>
    <style:style style:name="T3_2" style:family="text">
      <style:text-properties style:text-line-through-style="solid"/>
    </style:style>
    <style:style style:name="T3_3" style:family="text">
      <style:text-properties style:text-line-through-style="solid"/>
    </style:style>
    <style:style style:name="T3_4" style:family="text">
      <style:text-properties style:text-line-through-style="solid"/>
    </style:style>
    <style:style style:name="T3_5" style:family="text">
      <style:text-properties style:text-line-through-style="solid"/>
    </style:style>
    <style:style style:name="T3_6" style:family="text">
      <style:text-properties style:text-line-through-style="solid"/>
    </style:style>
    <style:style style:name="P4" style:family="paragraph" style:parent-style-name="Standard">
      <style:paragraph-properties fo:break-before="auto" fo:line-height="143%" style:writing-mode="lr-tb"/>
    </style:style>
    <style:style style:name="T4_1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4_2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4_3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4_4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4_5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4_6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P5" style:family="paragraph" style:parent-style-name="Standard">
      <style:paragraph-properties fo:break-before="auto" fo:line-height="143%" style:writing-mode="lr-tb"/>
    </style:style>
    <style:style style:name="T5_1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3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4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5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6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7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8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9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0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1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2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3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4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5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6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7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8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19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0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1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2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3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4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5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6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7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8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29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5_30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P6" style:family="paragraph" style:parent-style-name="Standard">
      <style:paragraph-properties fo:break-before="auto" fo:line-height="143%" style:writing-mode="lr-tb"/>
    </style:style>
    <style:style style:name="T6_1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2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3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4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5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6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7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8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9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0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1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2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3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4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5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6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7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8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19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20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21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T6_22" style:family="text">
      <style:text-properties fo:background-color="#ffffff" style:text-line-through-style="solid" fo:color="#333333" style:font-name="Ubuntu" fo:font-size="12pt" style:font-name-asian="Ubuntu" style:font-size-asian="12pt" style:font-name-complex="Ubuntu" style:font-size-complex="12pt"/>
    </style:style>
    <style:style style:name="P7" style:family="paragraph" style:parent-style-name="Heading_20_1">
      <style:paragraph-properties fo:break-before="auto" fo:line-height="143%" fo:margin-top="0.353cm" fo:keep-with-next="always" fo:keep-together="always" style:writing-mode="lr-tb"/>
    </style:style>
    <style:style style:name="T7_1" style:family="text"/>
    <style:style style:name="T7_2" style:family="text"/>
    <style:style style:name="T7_3" style:family="text"/>
    <style:style style:name="T7_4" style:family="text">
      <style:text-properties style:text-line-through-style="solid"/>
    </style:style>
    <style:style style:name="T7_5" style:family="text">
      <style:text-properties style:text-line-through-style="solid"/>
    </style:style>
    <style:style style:name="T7_6" style:family="text">
      <style:text-properties style:text-line-through-style="solid"/>
    </style:style>
    <style:style style:name="P8" style:family="paragraph" style:parent-style-name="Standard">
      <style:paragraph-properties fo:break-before="auto" fo:line-height="143%" style:writing-mode="lr-tb"/>
    </style:style>
    <style:style style:name="T8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" style:family="paragraph" style:parent-style-name="Standard">
      <style:paragraph-properties fo:break-before="auto" fo:line-height="143%" style:writing-mode="lr-tb"/>
    </style:style>
    <style:style style:name="T9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" style:family="paragraph" style:parent-style-name="Standard">
      <style:paragraph-properties fo:break-before="auto" fo:line-height="143%" style:writing-mode="lr-tb"/>
    </style:style>
    <style:style style:name="T1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1" style:family="paragraph" style:parent-style-name="Heading_20_2">
      <style:paragraph-properties fo:break-before="auto" fo:line-height="143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43%" fo:margin-top="0cm" style:writing-mode="lr-tb"/>
    </style:style>
    <style:style style:name="T1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3" style:family="paragraph" style:parent-style-name="Standard">
      <style:paragraph-properties fo:break-before="auto" fo:line-height="143%" style:writing-mode="lr-tb"/>
    </style:style>
    <style:style style:name="T13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3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4" style:family="paragraph" style:parent-style-name="Standard">
      <style:paragraph-properties fo:break-before="auto" fo:line-height="143%" style:writing-mode="lr-tb"/>
    </style:style>
    <style:style style:name="T14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4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5" style:family="paragraph" style:parent-style-name="Standard">
      <style:paragraph-properties fo:break-before="auto" fo:line-height="143%" style:writing-mode="lr-tb"/>
    </style:style>
    <style:style style:name="T15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5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6" style:family="paragraph" style:parent-style-name="Standard">
      <style:paragraph-properties fo:break-before="auto" fo:line-height="143%" fo:margin-top="0cm" style:writing-mode="lr-tb"/>
    </style:style>
    <style:style style:name="T1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6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7" style:family="paragraph" style:parent-style-name="Standard">
      <style:paragraph-properties fo:break-before="auto" fo:line-height="143%" fo:margin-top="0cm" style:writing-mode="lr-tb"/>
    </style:style>
    <style:style style:name="T1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7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8" style:family="paragraph" style:parent-style-name="Heading_20_2">
      <style:paragraph-properties fo:break-before="auto" fo:line-height="143%" fo:margin-top="0.353cm" fo:keep-with-next="always" fo:keep-together="always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43%" fo:margin-top="0cm" style:writing-mode="lr-tb"/>
    </style:style>
    <style:style style:name="T19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9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0" style:family="paragraph" style:parent-style-name="Standard">
      <style:paragraph-properties fo:break-before="auto" fo:line-height="143%" fo:margin-top="0cm" style:writing-mode="lr-tb"/>
    </style:style>
    <style:style style:name="T2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0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1" style:family="paragraph" style:parent-style-name="Standard">
      <style:paragraph-properties fo:break-before="auto" fo:line-height="143%" fo:margin-top="0cm" style:writing-mode="lr-tb"/>
    </style:style>
    <style:style style:name="T2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1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2" style:family="paragraph" style:parent-style-name="Standard">
      <style:paragraph-properties fo:break-before="auto" fo:line-height="143%" fo:margin-top="0cm" style:writing-mode="lr-tb"/>
    </style:style>
    <style:style style:name="T2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2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3" style:family="paragraph" style:parent-style-name="Standard">
      <style:paragraph-properties fo:break-before="auto" fo:line-height="143%" fo:margin-top="0cm" style:writing-mode="lr-tb"/>
    </style:style>
    <style:style style:name="T23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3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4" style:family="paragraph" style:parent-style-name="Standard">
      <style:paragraph-properties fo:break-before="auto" fo:line-height="143%" fo:margin-top="0cm" style:writing-mode="lr-tb"/>
    </style:style>
    <style:style style:name="T24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4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5" style:family="paragraph" style:parent-style-name="Standard">
      <style:paragraph-properties fo:break-before="auto" fo:line-height="143%" fo:margin-top="0cm" style:writing-mode="lr-tb"/>
    </style:style>
    <style:style style:name="T25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5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6" style:family="paragraph" style:parent-style-name="Standard">
      <style:paragraph-properties fo:break-before="auto" fo:line-height="143%" fo:margin-top="0cm" style:writing-mode="lr-tb"/>
    </style:style>
    <style:style style:name="T2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6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6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27" style:family="paragraph" style:parent-style-name="Heading_20_1">
      <style:paragraph-properties fo:break-before="auto" fo:line-height="143%" style:writing-mode="lr-tb"/>
    </style:style>
    <style:style style:name="P28" style:family="paragraph" style:parent-style-name="Heading_20_1">
      <style:paragraph-properties fo:break-before="auto" fo:line-height="143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P29" style:family="paragraph" style:parent-style-name="Standard">
      <style:paragraph-properties fo:break-before="auto" fo:line-height="143%" style:writing-mode="lr-tb"/>
    </style:style>
    <style:style style:name="T29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9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9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9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9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29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0" style:family="paragraph" style:parent-style-name="Standard">
      <style:paragraph-properties fo:break-before="auto" fo:line-height="143%" style:writing-mode="lr-tb"/>
    </style:style>
    <style:style style:name="T3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0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1" style:family="paragraph" style:parent-style-name="Standard">
      <style:paragraph-properties fo:break-before="auto" fo:line-height="143%" style:writing-mode="lr-tb"/>
    </style:style>
    <style:style style:name="T3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1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2" style:family="paragraph" style:parent-style-name="Standard">
      <style:paragraph-properties fo:break-before="auto" fo:line-height="143%" style:writing-mode="lr-tb"/>
    </style:style>
    <style:style style:name="T3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3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4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2_5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3" style:family="paragraph" style:parent-style-name="Heading_20_2">
      <style:paragraph-properties fo:break-before="auto" fo:line-height="143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43%" style:writing-mode="lr-tb"/>
    </style:style>
    <style:style style:name="T34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4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5" style:family="paragraph" style:parent-style-name="Standard">
      <style:paragraph-properties fo:break-before="auto" fo:line-height="143%" style:writing-mode="lr-tb"/>
    </style:style>
    <style:style style:name="T35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5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6" style:family="paragraph" style:parent-style-name="Standard">
      <style:paragraph-properties fo:break-before="auto" fo:line-height="143%" style:writing-mode="lr-tb"/>
    </style:style>
    <style:style style:name="T3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6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7" style:family="paragraph" style:parent-style-name="Standard">
      <style:paragraph-properties fo:break-before="auto" fo:line-height="143%" style:writing-mode="lr-tb"/>
    </style:style>
    <style:style style:name="T3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37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8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39" style:family="paragraph" style:parent-style-name="Heading_20_2">
      <style:paragraph-properties fo:break-before="auto" fo:line-height="143%" fo:margin-top="0.353cm" fo:keep-with-next="always" fo:keep-together="always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43%" style:writing-mode="lr-tb"/>
    </style:style>
    <style:style style:name="T4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0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1" style:family="paragraph" style:parent-style-name="Standard">
      <style:paragraph-properties fo:break-before="auto" fo:line-height="143%" style:writing-mode="lr-tb"/>
    </style:style>
    <style:style style:name="T4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2" style:family="paragraph" style:parent-style-name="Standard">
      <style:paragraph-properties fo:break-before="auto" fo:line-height="143%" style:writing-mode="lr-tb"/>
    </style:style>
    <style:style style:name="T4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3" style:family="paragraph" style:parent-style-name="Standard">
      <style:paragraph-properties fo:break-before="auto" fo:line-height="143%" style:writing-mode="lr-tb"/>
    </style:style>
    <style:style style:name="T43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3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4" style:family="paragraph" style:parent-style-name="Standard">
      <style:paragraph-properties fo:break-before="auto" fo:line-height="143%" style:writing-mode="lr-tb"/>
    </style:style>
    <style:style style:name="T44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4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5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6" style:family="paragraph" style:parent-style-name="Heading_20_1">
      <style:paragraph-properties fo:break-before="auto" fo:line-height="143%" fo:margin-top="0.353cm" fo:keep-with-next="always" fo:keep-together="always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P47" style:family="paragraph" style:parent-style-name="Standard">
      <style:paragraph-properties fo:break-before="auto" fo:line-height="143%" style:writing-mode="lr-tb"/>
    </style:style>
    <style:style style:name="T4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8" style:family="paragraph" style:parent-style-name="Standard">
      <style:paragraph-properties fo:break-before="auto" fo:line-height="143%" style:writing-mode="lr-tb"/>
    </style:style>
    <style:style style:name="T48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3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4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5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6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6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6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6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6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8_6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49" style:family="paragraph" style:parent-style-name="Standard">
      <style:paragraph-properties fo:break-before="auto" fo:line-height="143%" style:writing-mode="lr-tb"/>
    </style:style>
    <style:style style:name="T49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3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4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4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4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4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49_4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0" style:family="paragraph" style:parent-style-name="Heading_20_2">
      <style:paragraph-properties fo:break-before="auto" fo:line-height="143%" fo:margin-top="0.353cm" fo:keep-with-next="always" fo:keep-together="always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P51" style:family="paragraph" style:parent-style-name="Standard">
      <style:paragraph-properties fo:break-before="auto" fo:line-height="143%" style:writing-mode="lr-tb"/>
    </style:style>
    <style:style style:name="T5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2" style:family="paragraph" style:parent-style-name="Standard">
      <style:paragraph-properties fo:break-before="auto" fo:line-height="143%" style:writing-mode="lr-tb"/>
    </style:style>
    <style:style style:name="T5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2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3" style:family="paragraph" style:parent-style-name="Standard">
      <style:paragraph-properties fo:break-before="auto" fo:line-height="143%" style:writing-mode="lr-tb"/>
    </style:style>
    <style:style style:name="T53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3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4" style:family="paragraph" style:parent-style-name="Standard">
      <style:paragraph-properties fo:break-before="auto" fo:line-height="143%" style:writing-mode="lr-tb"/>
    </style:style>
    <style:style style:name="T54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4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5" style:family="paragraph" style:parent-style-name="Heading_20_2">
      <style:paragraph-properties fo:break-before="auto" fo:line-height="143%" fo:margin-top="0.353cm" fo:keep-with-next="always" fo:keep-together="always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line-height="143%" style:writing-mode="lr-tb"/>
    </style:style>
    <style:style style:name="T5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6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7" style:family="paragraph" style:parent-style-name="Standard">
      <style:paragraph-properties fo:break-before="auto" fo:line-height="143%" style:writing-mode="lr-tb"/>
    </style:style>
    <style:style style:name="T5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7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8" style:family="paragraph" style:parent-style-name="Standard">
      <style:paragraph-properties fo:break-before="auto" fo:line-height="143%" style:writing-mode="lr-tb"/>
    </style:style>
    <style:style style:name="T58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8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59" style:family="paragraph" style:parent-style-name="Standard">
      <style:paragraph-properties fo:break-before="auto" fo:line-height="143%" style:writing-mode="lr-tb"/>
    </style:style>
    <style:style style:name="T59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59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0" style:family="paragraph" style:parent-style-name="Standard">
      <style:paragraph-properties fo:break-before="auto" fo:line-height="143%" style:writing-mode="lr-tb"/>
    </style:style>
    <style:style style:name="T6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0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0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0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1" style:family="paragraph" style:parent-style-name="Standard">
      <style:paragraph-properties fo:break-before="auto" fo:line-height="143%" style:writing-mode="lr-tb"/>
    </style:style>
    <style:style style:name="T6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1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2" style:family="paragraph" style:parent-style-name="Standard">
      <style:paragraph-properties fo:break-before="auto" fo:line-height="143%" style:writing-mode="lr-tb"/>
    </style:style>
    <style:style style:name="T6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2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3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4" style:family="paragraph" style:parent-style-name="Heading_20_1">
      <style:paragraph-properties fo:break-before="auto" fo:line-height="143%" fo:margin-top="0.353cm" fo:keep-with-next="always" fo:keep-together="always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43%" style:writing-mode="lr-tb"/>
    </style:style>
    <style:style style:name="T65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5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5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5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5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5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6" style:family="paragraph" style:parent-style-name="Standard">
      <style:paragraph-properties fo:break-before="auto" fo:line-height="143%" style:writing-mode="lr-tb"/>
    </style:style>
    <style:style style:name="T6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6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7" style:family="paragraph" style:parent-style-name="Standard">
      <style:paragraph-properties fo:break-before="auto" fo:line-height="143%" style:writing-mode="lr-tb"/>
    </style:style>
    <style:style style:name="T6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3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4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5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67_6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8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69" style:family="paragraph" style:parent-style-name="Heading_20_1">
      <style:paragraph-properties fo:break-before="auto" fo:line-height="143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line-height="143%" style:writing-mode="lr-tb"/>
    </style:style>
    <style:style style:name="T7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1" style:family="paragraph" style:parent-style-name="Standard">
      <style:paragraph-properties fo:break-before="auto" fo:line-height="143%" style:writing-mode="lr-tb"/>
    </style:style>
    <style:style style:name="T7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1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2" style:family="paragraph" style:parent-style-name="Standard">
      <style:paragraph-properties fo:break-before="auto" fo:line-height="143%" style:writing-mode="lr-tb"/>
    </style:style>
    <style:style style:name="T7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3" style:family="paragraph" style:parent-style-name="Standard">
      <style:paragraph-properties fo:break-before="auto" fo:line-height="143%" style:writing-mode="lr-tb"/>
    </style:style>
    <style:style style:name="T73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3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4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5" style:family="paragraph" style:parent-style-name="Heading_20_1">
      <style:paragraph-properties fo:break-before="auto" fo:line-height="143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break-before="auto" fo:line-height="143%" style:writing-mode="lr-tb"/>
    </style:style>
    <style:style style:name="T7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7" style:family="paragraph" style:parent-style-name="Standard">
      <style:paragraph-properties fo:break-before="auto" fo:line-height="143%" style:writing-mode="lr-tb"/>
    </style:style>
    <style:style style:name="T7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7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8" style:family="paragraph" style:parent-style-name="Standard">
      <style:paragraph-properties fo:break-before="auto" fo:line-height="143%" style:writing-mode="lr-tb"/>
    </style:style>
    <style:style style:name="T78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78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79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0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1" style:family="paragraph" style:parent-style-name="Heading_20_4">
      <style:paragraph-properties fo:break-before="auto" fo:line-height="140%" fo:margin-top="0.282cm" fo:margin-bottom="0.282cm" style:writing-mode="lr-tb"/>
    </style:style>
    <style:style style:name="T81_1" style:family="text"/>
    <style:style style:name="T81_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3" style:family="text"/>
    <style:style style:name="T81_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5" style:family="text"/>
    <style:style style:name="T81_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7" style:family="text"/>
    <style:style style:name="T81_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9" style:family="text"/>
    <style:style style:name="T81_10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11" style:family="text"/>
    <style:style style:name="T81_1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13" style:family="text"/>
    <style:style style:name="T81_1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15" style:family="text"/>
    <style:style style:name="T81_1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1_17" style:family="text"/>
    <style:style style:name="T81_1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P82" style:family="paragraph" style:parent-style-name="Standard">
      <style:paragraph-properties fo:break-before="auto" fo:line-height="143%" style:writing-mode="lr-tb"/>
    </style:style>
    <style:style style:name="T8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2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3" style:family="paragraph" style:parent-style-name="Standard">
      <style:paragraph-properties fo:break-before="auto" fo:line-height="143%" style:writing-mode="lr-tb"/>
    </style:style>
    <style:style style:name="T83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3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4" style:family="paragraph" style:parent-style-name="Standard">
      <style:paragraph-properties fo:break-before="auto" fo:line-height="143%" style:writing-mode="lr-tb"/>
    </style:style>
    <style:style style:name="T84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4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5" style:family="paragraph" style:parent-style-name="Standard">
      <style:paragraph-properties fo:break-before="auto" fo:line-height="143%" style:writing-mode="lr-tb"/>
    </style:style>
    <style:style style:name="T85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5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6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7" style:family="paragraph" style:parent-style-name="Heading_20_4">
      <style:paragraph-properties fo:break-before="auto" fo:line-height="140%" fo:margin-top="0.282cm" fo:margin-bottom="0.282cm" style:writing-mode="lr-tb"/>
    </style:style>
    <style:style style:name="T87_1" style:family="text"/>
    <style:style style:name="T87_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3" style:family="text"/>
    <style:style style:name="T87_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5" style:family="text"/>
    <style:style style:name="T87_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7" style:family="text"/>
    <style:style style:name="T87_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9" style:family="text"/>
    <style:style style:name="T87_10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11" style:family="text"/>
    <style:style style:name="T87_1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13" style:family="text"/>
    <style:style style:name="T87_1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15" style:family="text"/>
    <style:style style:name="T87_1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87_17" style:family="text"/>
    <style:style style:name="T87_1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P88" style:family="paragraph" style:parent-style-name="Standard">
      <style:paragraph-properties fo:break-before="auto" fo:line-height="143%" style:writing-mode="lr-tb"/>
    </style:style>
    <style:style style:name="T88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8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89" style:family="paragraph" style:parent-style-name="Standard">
      <style:paragraph-properties fo:break-before="auto" fo:line-height="143%" style:writing-mode="lr-tb"/>
    </style:style>
    <style:style style:name="T89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89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0" style:family="paragraph" style:parent-style-name="Standard">
      <style:paragraph-properties fo:break-before="auto" fo:line-height="143%" style:writing-mode="lr-tb"/>
    </style:style>
    <style:style style:name="T9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0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1" style:family="paragraph" style:parent-style-name="Standard">
      <style:paragraph-properties fo:break-before="auto" fo:line-height="143%" style:writing-mode="lr-tb"/>
    </style:style>
    <style:style style:name="T9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3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4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5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1_6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2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3" style:family="paragraph" style:parent-style-name="Heading_20_4">
      <style:paragraph-properties fo:break-before="auto" fo:line-height="140%" fo:margin-top="0.282cm" fo:margin-bottom="0.282cm" style:writing-mode="lr-tb"/>
    </style:style>
    <style:style style:name="T93_1" style:family="text"/>
    <style:style style:name="T93_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3" style:family="text"/>
    <style:style style:name="T93_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5" style:family="text"/>
    <style:style style:name="T93_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7" style:family="text"/>
    <style:style style:name="T93_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9" style:family="text"/>
    <style:style style:name="T93_10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11" style:family="text"/>
    <style:style style:name="T93_1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13" style:family="text"/>
    <style:style style:name="T93_1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15" style:family="text"/>
    <style:style style:name="T93_1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17" style:family="text"/>
    <style:style style:name="T93_1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19" style:family="text"/>
    <style:style style:name="T93_20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21" style:family="text"/>
    <style:style style:name="T93_2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23" style:family="text"/>
    <style:style style:name="T93_2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3_25" style:family="text"/>
    <style:style style:name="T93_2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P94" style:family="paragraph" style:parent-style-name="Standard">
      <style:paragraph-properties fo:break-before="auto" fo:line-height="143%" style:writing-mode="lr-tb"/>
    </style:style>
    <style:style style:name="T94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4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5" style:family="paragraph" style:parent-style-name="Standard">
      <style:paragraph-properties fo:break-before="auto" fo:line-height="143%" style:writing-mode="lr-tb"/>
    </style:style>
    <style:style style:name="T95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5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5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5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5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5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5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5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6" style:family="paragraph" style:parent-style-name="Standard">
      <style:paragraph-properties fo:break-before="auto" fo:line-height="143%" style:writing-mode="lr-tb"/>
    </style:style>
    <style:style style:name="T9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6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7" style:family="paragraph" style:parent-style-name="Standard">
      <style:paragraph-properties fo:break-before="auto" fo:line-height="143%" style:writing-mode="lr-tb"/>
    </style:style>
    <style:style style:name="T9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3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3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3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3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3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97_3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8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99" style:family="paragraph" style:parent-style-name="Heading_20_4">
      <style:paragraph-properties fo:break-before="auto" fo:line-height="140%" fo:margin-top="0.282cm" fo:margin-bottom="0.282cm" style:writing-mode="lr-tb"/>
    </style:style>
    <style:style style:name="T99_1" style:family="text"/>
    <style:style style:name="T99_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3" style:family="text"/>
    <style:style style:name="T99_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5" style:family="text"/>
    <style:style style:name="T99_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7" style:family="text"/>
    <style:style style:name="T99_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9" style:family="text"/>
    <style:style style:name="T99_10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11" style:family="text"/>
    <style:style style:name="T99_1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13" style:family="text"/>
    <style:style style:name="T99_1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15" style:family="text"/>
    <style:style style:name="T99_1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17" style:family="text"/>
    <style:style style:name="T99_18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19" style:family="text"/>
    <style:style style:name="T99_20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99_21" style:family="text"/>
    <style:style style:name="T99_2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P100" style:family="paragraph" style:parent-style-name="Standard">
      <style:paragraph-properties fo:break-before="auto" fo:line-height="143%" style:writing-mode="lr-tb"/>
    </style:style>
    <style:style style:name="T100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0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1" style:family="paragraph" style:parent-style-name="Standard">
      <style:paragraph-properties fo:break-before="auto" fo:line-height="143%" style:writing-mode="lr-tb"/>
    </style:style>
    <style:style style:name="T101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1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2" style:family="paragraph" style:parent-style-name="Standard">
      <style:paragraph-properties fo:break-before="auto" fo:line-height="143%" style:writing-mode="lr-tb"/>
    </style:style>
    <style:style style:name="T102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2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3" style:family="paragraph" style:parent-style-name="Standard">
      <style:paragraph-properties fo:break-before="auto" fo:line-height="143%" style:writing-mode="lr-tb"/>
    </style:style>
    <style:style style:name="T103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3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4" style:family="paragraph" style:parent-style-name="Standard">
      <style:paragraph-properties fo:break-before="auto" fo:line-height="143%" style:writing-mode="lr-tb"/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5" style:family="paragraph" style:parent-style-name="Heading_20_4">
      <style:paragraph-properties fo:break-before="auto" fo:line-height="140%" fo:margin-top="0.282cm" fo:margin-bottom="0.282cm" style:writing-mode="lr-tb"/>
    </style:style>
    <style:style style:name="T105_1" style:family="text"/>
    <style:style style:name="T105_2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105_3" style:family="text"/>
    <style:style style:name="T105_4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T105_5" style:family="text"/>
    <style:style style:name="T105_6" style:family="text">
      <style:text-properties fo:background-color="#ffffff" fo:color="#475d73" style:font-name="Ubuntu" fo:font-size="14pt" style:font-name-asian="Ubuntu" style:font-size-asian="14pt" style:font-name-complex="Ubuntu" style:font-size-complex="14pt" fo:font-weight="bold" style:font-weight-asian="bold" style:font-weight-complex="bold" style:text-underline-style="none"/>
    </style:style>
    <style:style style:name="P106" style:family="paragraph" style:parent-style-name="Standard">
      <style:paragraph-properties fo:break-before="auto" fo:line-height="143%" style:writing-mode="lr-tb"/>
    </style:style>
    <style:style style:name="T106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6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7" style:family="paragraph" style:parent-style-name="Standard">
      <style:paragraph-properties fo:break-before="auto" fo:line-height="143%" style:writing-mode="lr-tb"/>
    </style:style>
    <style:style style:name="T107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7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8" style:family="paragraph" style:parent-style-name="Standard">
      <style:paragraph-properties fo:break-before="auto" fo:line-height="143%" style:writing-mode="lr-tb"/>
    </style:style>
    <style:style style:name="T108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8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09" style:family="paragraph" style:parent-style-name="Standard">
      <style:paragraph-properties fo:break-before="auto" fo:line-height="143%" style:writing-mode="lr-tb"/>
    </style:style>
    <style:style style:name="T109_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1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0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1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2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3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4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5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6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7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8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T109_29" style:family="text">
      <style:text-properties fo:background-color="#ffffff" fo:color="#333333" style:font-name="Ubuntu" fo:font-size="12pt" style:font-name-asian="Ubuntu" style:font-size-asian="12pt" style:font-name-complex="Ubuntu" style:font-size-complex="12pt"/>
    </style:style>
    <style:style style:name="P110" style:family="paragraph" style:parent-style-name="Standard">
      <style:paragraph-properties fo:break-before="auto" fo:line-height="115%" style:writing-mode="lr-tb"/>
      <style:text-properties fo:background-color="#ffffff" fo:color="#3c3c3c" style:font-name="Verdana" fo:font-size="12pt" style:font-name-asian="Verdana" style:font-size-asian="12pt" style:font-name-complex="Verdana" style:font-size-complex="12pt"/>
    </style:style>
  </office:automatic-styles>
  <office:body>
    <office:text>
      <text:p text:style-name="P1"><text:span text:style-name="T1_1">Story</text:span><text:span text:style-name="T1_2"><text:s/></text:span><text:span text:style-name="T1_3">Summary</text:span><text:span text:style-name="T1_4"><text:s/>(</text:span><text:span text:style-name="T1_5">in</text:span><text:span text:style-name="T1_6"><text:s/></text:span><text:span text:style-name="T1_7">this</text:span><text:span text:style-name="T1_8"><text:s/></text:span><text:span text:style-name="T1_9">case</text:span><text:span text:style-name="T1_10"><text:s/></text:span><text:span text:style-name="T1_11">replace</text:span><text:span text:style-name="T1_12"><text:s/>"</text:span><text:span text:style-name="T1_13">Untitled</text:span><text:span text:style-name="T1_14"><text:s/></text:span><text:span text:style-name="T1_15">Post</text:span><text:span text:style-name="T1_16">"<text:s/></text:span><text:span text:style-name="T1_17">with</text:span><text:span text:style-name="T1_18"><text:s/></text:span><text:span text:style-name="T1_19">this</text:span><text:span text:style-name="T1_20">)<text:s/></text:span><text:span text:style-name="T1_21">As</text:span><text:span text:style-name="T1_22"><text:s/></text:span><text:span text:style-name="T1_23">a</text:span><text:span text:style-name="T1_24"><text:s/>(</text:span><text:span text:style-name="T1_25">TYPE</text:span><text:span text:style-name="T1_26">_</text:span><text:span text:style-name="T1_27">OF</text:span><text:span text:style-name="T1_28">_</text:span><text:span text:style-name="T1_29">STAKEHOLDER</text:span><text:span text:style-name="T1_30">)<text:s/></text:span><text:span text:style-name="T1_31">So</text:span><text:span text:style-name="T1_32"><text:s/></text:span><text:span text:style-name="T1_33">that</text:span><text:span text:style-name="T1_34"><text:s/>(</text:span><text:span text:style-name="T1_35">THE</text:span><text:span text:style-name="T1_36">_</text:span><text:span text:style-name="T1_37">GOAL</text:span><text:span text:style-name="T1_38">_</text:span><text:span text:style-name="T1_39">OR</text:span><text:span text:style-name="T1_40">_</text:span><text:span text:style-name="T1_41">BUSINESS</text:span><text:span text:style-name="T1_42">_</text:span><text:span text:style-name="T1_43">VALUE</text:span><text:span text:style-name="T1_44">)<text:s/></text:span><text:span text:style-name="T1_45">I</text:span><text:span text:style-name="T1_46"><text:s/></text:span><text:span text:style-name="T1_47">would</text:span><text:span text:style-name="T1_48"><text:s/></text:span><text:span text:style-name="T1_49">like</text:span><text:span text:style-name="T1_50"><text:s/></text:span><text:span text:style-name="T1_51">to</text:span><text:span text:style-name="T1_52"><text:s/>(</text:span><text:span text:style-name="T1_53">SPECIFIC</text:span><text:span text:style-name="T1_54">_</text:span><text:span text:style-name="T1_55">SITE</text:span><text:span text:style-name="T1_56">_</text:span><text:span text:style-name="T1_57">INTERACTION</text:span><text:span text:style-name="T1_58">)</text:span></text:p>
      <text:p text:style-name="P2"/>
      <text:h text:style-name="P3" text:outline-level="10"><text:bookmark-start text:name="h.jbsd09njxl44"/><text:bookmark-end text:name="h.jbsd09njxl44"/><text:span text:style-name="T3_1">Add</text:span><text:span text:style-name="T3_2"><text:s/></text:span><text:span text:style-name="T3_3">Assignment</text:span><text:span text:style-name="T3_4"><text:s/>(</text:span><text:span text:style-name="T3_5">teacher</text:span><text:span text:style-name="T3_6">)</text:span></text:h>
      <text:p text:style-name="P4"><text:span text:style-name="T4_1">As</text:span><text:span text:style-name="T4_2"><text:s/></text:span><text:span text:style-name="T4_3">a</text:span><text:span text:style-name="T4_4"><text:s/></text:span><text:span text:style-name="T4_5">teacher</text:span><text:span text:style-name="T4_6">,<text:s/></text:span></text:p>
      <text:p text:style-name="P5"><text:span text:style-name="T5_1">I</text:span><text:span text:style-name="T5_2">’</text:span><text:span text:style-name="T5_3">d</text:span><text:span text:style-name="T5_4"><text:s/></text:span><text:span text:style-name="T5_5">like</text:span><text:span text:style-name="T5_6"><text:s/></text:span><text:span text:style-name="T5_7">to</text:span><text:span text:style-name="T5_8"><text:s/></text:span><text:span text:style-name="T5_9">add</text:span><text:span text:style-name="T5_10"><text:s/></text:span><text:span text:style-name="T5_11">an</text:span><text:span text:style-name="T5_12"><text:s/></text:span><text:span text:style-name="T5_13">assignment</text:span><text:span text:style-name="T5_14"><text:s/></text:span><text:span text:style-name="T5_15">to</text:span><text:span text:style-name="T5_16"><text:s/></text:span><text:span text:style-name="T5_17">the</text:span><text:span text:style-name="T5_18"><text:s/></text:span><text:span text:style-name="T5_19">system</text:span><text:span text:style-name="T5_20"><text:s/>(</text:span><text:span text:style-name="T5_21">assignment</text:span><text:span text:style-name="T5_22"><text:s/></text:span><text:span text:style-name="T5_23">name</text:span><text:span text:style-name="T5_24">,<text:s/></text:span><text:span text:style-name="T5_25">max</text:span><text:span text:style-name="T5_26"><text:s/>#<text:s/></text:span><text:span text:style-name="T5_27">participants</text:span><text:span text:style-name="T5_28">,<text:s/></text:span><text:span text:style-name="T5_29">etc</text:span><text:span text:style-name="T5_30">)</text:span></text:p>
      <text:p text:style-name="P6"><text:span text:style-name="T6_1">so</text:span><text:span text:style-name="T6_2"><text:s/></text:span><text:span text:style-name="T6_3">that</text:span><text:span text:style-name="T6_4"><text:s/></text:span><text:span text:style-name="T6_5">the</text:span><text:span text:style-name="T6_6"><text:s/></text:span><text:span text:style-name="T6_7">students</text:span><text:span text:style-name="T6_8"><text:s/>(</text:span><text:span text:style-name="T6_9">pair</text:span><text:span text:style-name="T6_10"><text:s/></text:span><text:span text:style-name="T6_11">programmers</text:span><text:span text:style-name="T6_12">)<text:s/></text:span><text:span text:style-name="T6_13">can</text:span><text:span text:style-name="T6_14"><text:s/></text:span><text:span text:style-name="T6_15">pair</text:span><text:span text:style-name="T6_16"><text:s/></text:span><text:span text:style-name="T6_17">on</text:span><text:span text:style-name="T6_18"><text:s/></text:span><text:span text:style-name="T6_19">that</text:span><text:span text:style-name="T6_20"><text:s/></text:span><text:span text:style-name="T6_21">assignment</text:span><text:span text:style-name="T6_22">.</text:span></text:p>
      <text:h text:style-name="P7" text:outline-level="10"><text:bookmark-start text:name="h.3ks6i262iy1k"/><text:bookmark-end text:name="h.3ks6i262iy1k"/><text:span text:style-name="T7_1">Add</text:span><text:span text:style-name="T7_2"><text:s/></text:span><text:span text:style-name="T7_3">Assignment</text:span><text:span text:style-name="T7_4"><text:s/>(</text:span><text:span text:style-name="T7_5">student</text:span><text:span text:style-name="T7_6">)</text:span></text:h>
      <text:p text:style-name="P8"><text:span text:style-name="T8_1">As</text:span><text:span text:style-name="T8_2"><text:s/></text:span><text:span text:style-name="T8_3">a</text:span><text:span text:style-name="T8_4"><text:s/></text:span><text:span text:style-name="T8_5">student</text:span><text:span text:style-name="T8_6">,<text:s/></text:span></text:p>
      <text:p text:style-name="P9"><text:span text:style-name="T9_1">I</text:span><text:span text:style-name="T9_2">’</text:span><text:span text:style-name="T9_3">d</text:span><text:span text:style-name="T9_4"><text:s/></text:span><text:span text:style-name="T9_5">like</text:span><text:span text:style-name="T9_6"><text:s/></text:span><text:span text:style-name="T9_7">to</text:span><text:span text:style-name="T9_8"><text:s/></text:span><text:span text:style-name="T9_9">add</text:span><text:span text:style-name="T9_10"><text:s/></text:span><text:span text:style-name="T9_11">an</text:span><text:span text:style-name="T9_12"><text:s/></text:span><text:span text:style-name="T9_13">assignment</text:span><text:span text:style-name="T9_14"><text:s/></text:span><text:span text:style-name="T9_15">to</text:span><text:span text:style-name="T9_16"><text:s/></text:span><text:span text:style-name="T9_17">the</text:span><text:span text:style-name="T9_18"><text:s/></text:span><text:span text:style-name="T9_19">system</text:span><text:span text:style-name="T9_20"><text:s/>(</text:span><text:span text:style-name="T9_21">assignment</text:span><text:span text:style-name="T9_22"><text:s/></text:span><text:span text:style-name="T9_23">name</text:span><text:span text:style-name="T9_24">,<text:s/></text:span><text:span text:style-name="T9_25">max</text:span><text:span text:style-name="T9_26"><text:s/>#<text:s/></text:span><text:span text:style-name="T9_27">participants</text:span><text:span text:style-name="T9_28">,<text:s/></text:span><text:span text:style-name="T9_29">etc</text:span><text:span text:style-name="T9_30">)</text:span></text:p>
      <text:p text:style-name="P10"><text:span text:style-name="T10_1">so</text:span><text:span text:style-name="T10_2"><text:s/></text:span><text:span text:style-name="T10_3">that</text:span><text:span text:style-name="T10_4"><text:s/></text:span><text:span text:style-name="T10_5">the</text:span><text:span text:style-name="T10_6"><text:s/></text:span><text:span text:style-name="T10_7">students</text:span><text:span text:style-name="T10_8"><text:s/>(</text:span><text:span text:style-name="T10_9">pair</text:span><text:span text:style-name="T10_10"><text:s/></text:span><text:span text:style-name="T10_11">programmers</text:span><text:span text:style-name="T10_12">)<text:s/></text:span><text:span text:style-name="T10_13">can</text:span><text:span text:style-name="T10_14"><text:s/></text:span><text:span text:style-name="T10_15">pair</text:span><text:span text:style-name="T10_16"><text:s/></text:span><text:span text:style-name="T10_17">on</text:span><text:span text:style-name="T10_18"><text:s/></text:span><text:span text:style-name="T10_19">that</text:span><text:span text:style-name="T10_20"><text:s/></text:span><text:span text:style-name="T10_21">assignment</text:span><text:span text:style-name="T10_22">.</text:span></text:p>
      <text:h text:style-name="P11" text:outline-level="10"><text:bookmark-start text:name="h.mbjgyymixx0x"/><text:bookmark-end text:name="h.mbjgyymixx0x"/><text:span text:style-name="T11_1">Scenario</text:span><text:span text:style-name="T11_2">:<text:s/></text:span><text:span text:style-name="T11_3">Add</text:span><text:span text:style-name="T11_4"><text:s/></text:span><text:span text:style-name="T11_5">new</text:span><text:span text:style-name="T11_6"><text:s/></text:span><text:span text:style-name="T11_7">assignment</text:span><text:span text:style-name="T11_8"><text:s/>(</text:span><text:span text:style-name="T11_9">pass</text:span><text:span text:style-name="T11_10">)</text:span></text:h>
      <text:p text:style-name="P12"><text:span text:style-name="T12_1">Given</text:span><text:span text:style-name="T12_2"><text:s/></text:span><text:span text:style-name="T12_3">that</text:span><text:span text:style-name="T12_4"><text:s/></text:span><text:span text:style-name="T12_5">a</text:span><text:span text:style-name="T12_6"><text:s/></text:span><text:span text:style-name="T12_7">user</text:span><text:span text:style-name="T12_8"><text:s/></text:span><text:span text:style-name="T12_9">is</text:span><text:span text:style-name="T12_10"><text:s/></text:span><text:span text:style-name="T12_11">logged</text:span><text:span text:style-name="T12_12"><text:s/></text:span><text:span text:style-name="T12_13">in</text:span></text:p>
      <text:p text:style-name="P13"><text:span text:style-name="T13_1">And</text:span><text:span text:style-name="T13_2"><text:s/></text:span><text:span text:style-name="T13_3">the</text:span><text:span text:style-name="T13_4"><text:s/></text:span><text:span text:style-name="T13_5">user</text:span><text:span text:style-name="T13_6"><text:s/></text:span><text:span text:style-name="T13_7">has</text:span><text:span text:style-name="T13_8"><text:s/></text:span><text:span text:style-name="T13_9">permission</text:span><text:span text:style-name="T13_10"><text:s/></text:span><text:span text:style-name="T13_11">to</text:span><text:span text:style-name="T13_12"><text:s/></text:span><text:span text:style-name="T13_13">add</text:span><text:span text:style-name="T13_14"><text:s/></text:span><text:span text:style-name="T13_15">the</text:span><text:span text:style-name="T13_16"><text:s/></text:span><text:span text:style-name="T13_17">new</text:span><text:span text:style-name="T13_18"><text:s/></text:span><text:span text:style-name="T13_19">assignment</text:span></text:p>
      <text:p text:style-name="P14"><text:span text:style-name="T14_1">And</text:span><text:span text:style-name="T14_2"><text:s/></text:span><text:span text:style-name="T14_3">the</text:span><text:span text:style-name="T14_4"><text:s/></text:span><text:span text:style-name="T14_5">user</text:span><text:span text:style-name="T14_6"><text:s/></text:span><text:span text:style-name="T14_7">is</text:span><text:span text:style-name="T14_8"><text:s/></text:span><text:span text:style-name="T14_9">on</text:span><text:span text:style-name="T14_10"><text:s/></text:span><text:span text:style-name="T14_11">the</text:span><text:span text:style-name="T14_12"><text:s/></text:span><text:span text:style-name="T14_13">new</text:span><text:span text:style-name="T14_14"><text:s/></text:span><text:span text:style-name="T14_15">assignment</text:span><text:span text:style-name="T14_16"><text:s/></text:span><text:span text:style-name="T14_17">page</text:span></text:p>
      <text:p text:style-name="P15"><text:span text:style-name="T15_1">When</text:span><text:span text:style-name="T15_2"><text:s/></text:span><text:span text:style-name="T15_3">the</text:span><text:span text:style-name="T15_4"><text:s/></text:span><text:span text:style-name="T15_5">user</text:span><text:span text:style-name="T15_6"><text:s/></text:span><text:span text:style-name="T15_7">specifies</text:span><text:span text:style-name="T15_8"><text:s/></text:span><text:span text:style-name="T15_9">the</text:span><text:span text:style-name="T15_10"><text:s/></text:span><text:span text:style-name="T15_11">new</text:span><text:span text:style-name="T15_12"><text:s/></text:span><text:span text:style-name="T15_13">assignment</text:span><text:span text:style-name="T15_14"><text:s/>(</text:span><text:span text:style-name="T15_15">name</text:span><text:span text:style-name="T15_16">:<text:s/>“</text:span><text:span text:style-name="T15_17">project</text:span><text:span text:style-name="T15_18"><text:s/>1”,<text:s/></text:span><text:span text:style-name="T15_19">course</text:span><text:span text:style-name="T15_20">:<text:s/>“</text:span><text:span text:style-name="T15_21">ESAAS</text:span><text:span text:style-name="T15_22"><text:s/>169.1”)</text:span></text:p>
      <text:p text:style-name="P16"><text:span text:style-name="T16_1">And</text:span><text:span text:style-name="T16_2"><text:s/></text:span><text:span text:style-name="T16_3">the</text:span><text:span text:style-name="T16_4"><text:s/></text:span><text:span text:style-name="T16_5">user</text:span><text:span text:style-name="T16_6"><text:s/></text:span><text:span text:style-name="T16_7">adds</text:span><text:span text:style-name="T16_8"><text:s/></text:span><text:span text:style-name="T16_9">the</text:span><text:span text:style-name="T16_10"><text:s/></text:span><text:span text:style-name="T16_11">new</text:span><text:span text:style-name="T16_12"><text:s/></text:span><text:span text:style-name="T16_13">assignment</text:span></text:p>
      <text:p text:style-name="P17"><text:span text:style-name="T17_1">Then</text:span><text:span text:style-name="T17_2"><text:s/></text:span><text:span text:style-name="T17_3">the</text:span><text:span text:style-name="T17_4"><text:s/></text:span><text:span text:style-name="T17_5">new</text:span><text:span text:style-name="T17_6"><text:s/></text:span><text:span text:style-name="T17_7">assignment</text:span><text:span text:style-name="T17_8"><text:s/></text:span><text:span text:style-name="T17_9">appears</text:span><text:span text:style-name="T17_10"><text:s/></text:span><text:span text:style-name="T17_11">in</text:span><text:span text:style-name="T17_12"><text:s/></text:span><text:span text:style-name="T17_13">the</text:span><text:span text:style-name="T17_14"><text:s/></text:span><text:span text:style-name="T17_15">assigment</text:span><text:span text:style-name="T17_16"><text:s/></text:span><text:span text:style-name="T17_17">list</text:span></text:p>
      <text:h text:style-name="P18" text:outline-level="10"><text:bookmark-start text:name="h.tusweumd8bmf"/><text:bookmark-end text:name="h.tusweumd8bmf"/><text:span text:style-name="T18_1">Scenario</text:span><text:span text:style-name="T18_2">:<text:s/></text:span><text:span text:style-name="T18_3">Add</text:span><text:span text:style-name="T18_4"><text:s/></text:span><text:span text:style-name="T18_5">new</text:span><text:span text:style-name="T18_6"><text:s/></text:span><text:span text:style-name="T18_7">assignment</text:span><text:span text:style-name="T18_8"><text:s/>(</text:span><text:span text:style-name="T18_9">fails</text:span><text:span text:style-name="T18_10"><text:s/></text:span><text:span text:style-name="T18_11">because</text:span><text:span text:style-name="T18_12"><text:s/></text:span><text:span text:style-name="T18_13">duplicate</text:span><text:span text:style-name="T18_14">)</text:span></text:h>
      <text:p text:style-name="P19"><text:span text:style-name="T19_1">Given</text:span><text:span text:style-name="T19_2"><text:s/></text:span><text:span text:style-name="T19_3">that</text:span><text:span text:style-name="T19_4"><text:s/></text:span><text:span text:style-name="T19_5">a</text:span><text:span text:style-name="T19_6"><text:s/></text:span><text:span text:style-name="T19_7">user</text:span><text:span text:style-name="T19_8"><text:s/></text:span><text:span text:style-name="T19_9">is</text:span><text:span text:style-name="T19_10"><text:s/></text:span><text:span text:style-name="T19_11">logged</text:span><text:span text:style-name="T19_12"><text:s/></text:span><text:span text:style-name="T19_13">in</text:span></text:p>
      <text:p text:style-name="P20"><text:span text:style-name="T20_1">And</text:span><text:span text:style-name="T20_2"><text:s/></text:span><text:span text:style-name="T20_3">the</text:span><text:span text:style-name="T20_4"><text:s/></text:span><text:span text:style-name="T20_5">user</text:span><text:span text:style-name="T20_6"><text:s/></text:span><text:span text:style-name="T20_7">has</text:span><text:span text:style-name="T20_8"><text:s/></text:span><text:span text:style-name="T20_9">permission</text:span><text:span text:style-name="T20_10"><text:s/></text:span><text:span text:style-name="T20_11">to</text:span><text:span text:style-name="T20_12"><text:s/></text:span><text:span text:style-name="T20_13">add</text:span><text:span text:style-name="T20_14"><text:s/></text:span><text:span text:style-name="T20_15">the</text:span><text:span text:style-name="T20_16"><text:s/></text:span><text:span text:style-name="T20_17">new</text:span><text:span text:style-name="T20_18"><text:s/></text:span><text:span text:style-name="T20_19">assignment</text:span></text:p>
      <text:p text:style-name="P21"><text:span text:style-name="T21_1">And</text:span><text:span text:style-name="T21_2"><text:s/></text:span><text:span text:style-name="T21_3">the</text:span><text:span text:style-name="T21_4"><text:s/></text:span><text:span text:style-name="T21_5">user</text:span><text:span text:style-name="T21_6"><text:s/></text:span><text:span text:style-name="T21_7">is</text:span><text:span text:style-name="T21_8"><text:s/></text:span><text:span text:style-name="T21_9">on</text:span><text:span text:style-name="T21_10"><text:s/></text:span><text:span text:style-name="T21_11">the</text:span><text:span text:style-name="T21_12"><text:s/></text:span><text:span text:style-name="T21_13">new</text:span><text:span text:style-name="T21_14"><text:s/></text:span><text:span text:style-name="T21_15">assignment</text:span><text:span text:style-name="T21_16"><text:s/></text:span><text:span text:style-name="T21_17">page</text:span></text:p>
      <text:p text:style-name="P22"><text:span text:style-name="T22_1">When</text:span><text:span text:style-name="T22_2"><text:s/></text:span><text:span text:style-name="T22_3">the</text:span><text:span text:style-name="T22_4"><text:s/></text:span><text:span text:style-name="T22_5">user</text:span><text:span text:style-name="T22_6"><text:s/></text:span><text:span text:style-name="T22_7">specifies</text:span><text:span text:style-name="T22_8"><text:s/></text:span><text:span text:style-name="T22_9">the</text:span><text:span text:style-name="T22_10"><text:s/></text:span><text:span text:style-name="T22_11">new</text:span><text:span text:style-name="T22_12"><text:s/></text:span><text:span text:style-name="T22_13">assignment</text:span><text:span text:style-name="T22_14"><text:s/>(</text:span><text:span text:style-name="T22_15">name</text:span><text:span text:style-name="T22_16">:<text:s/>“</text:span><text:span text:style-name="T22_17">project</text:span><text:span text:style-name="T22_18"><text:s/>1”,<text:s/></text:span><text:span text:style-name="T22_19">course</text:span><text:span text:style-name="T22_20">:<text:s/>“</text:span><text:span text:style-name="T22_21">ESAAS</text:span><text:span text:style-name="T22_22"><text:s/>169.1”)</text:span></text:p>
      <text:p text:style-name="P23"><text:span text:style-name="T23_1">And</text:span><text:span text:style-name="T23_2"><text:s/></text:span><text:span text:style-name="T23_3">the</text:span><text:span text:style-name="T23_4"><text:s/></text:span><text:span text:style-name="T23_5">assignment</text:span><text:span text:style-name="T23_6"><text:s/></text:span><text:span text:style-name="T23_7">by</text:span><text:span text:style-name="T23_8"><text:s/></text:span><text:span text:style-name="T23_9">that</text:span><text:span text:style-name="T23_10"><text:s/></text:span><text:span text:style-name="T23_11">name</text:span><text:span text:style-name="T23_12"><text:s/></text:span><text:span text:style-name="T23_13">for</text:span><text:span text:style-name="T23_14"><text:s/></text:span><text:span text:style-name="T23_15">that</text:span><text:span text:style-name="T23_16"><text:s/></text:span><text:span text:style-name="T23_17">class</text:span><text:span text:style-name="T23_18"><text:s/></text:span><text:span text:style-name="T23_19">already</text:span><text:span text:style-name="T23_20"><text:s/></text:span><text:span text:style-name="T23_21">exists</text:span></text:p>
      <text:p text:style-name="P24"><text:span text:style-name="T24_1">And</text:span><text:span text:style-name="T24_2"><text:s/></text:span><text:span text:style-name="T24_3">the</text:span><text:span text:style-name="T24_4"><text:s/></text:span><text:span text:style-name="T24_5">user</text:span><text:span text:style-name="T24_6"><text:s/></text:span><text:span text:style-name="T24_7">adds</text:span><text:span text:style-name="T24_8"><text:s/></text:span><text:span text:style-name="T24_9">the</text:span><text:span text:style-name="T24_10"><text:s/></text:span><text:span text:style-name="T24_11">new</text:span><text:span text:style-name="T24_12"><text:s/></text:span><text:span text:style-name="T24_13">assignment</text:span></text:p>
      <text:p text:style-name="P25"><text:span text:style-name="T25_1">Then</text:span><text:span text:style-name="T25_2"><text:s/></text:span><text:span text:style-name="T25_3">the</text:span><text:span text:style-name="T25_4"><text:s/></text:span><text:span text:style-name="T25_5">new</text:span><text:span text:style-name="T25_6"><text:s/></text:span><text:span text:style-name="T25_7">assignment</text:span><text:span text:style-name="T25_8"><text:s/></text:span><text:span text:style-name="T25_9">does</text:span><text:span text:style-name="T25_10"><text:s/></text:span><text:span text:style-name="T25_11">not</text:span><text:span text:style-name="T25_12"><text:s/></text:span><text:span text:style-name="T25_13">get</text:span><text:span text:style-name="T25_14"><text:s/></text:span><text:span text:style-name="T25_15">duplicated</text:span><text:span text:style-name="T25_16"><text:s/></text:span><text:span text:style-name="T25_17">in</text:span><text:span text:style-name="T25_18"><text:s/></text:span><text:span text:style-name="T25_19">the</text:span><text:span text:style-name="T25_20"><text:s/></text:span><text:span text:style-name="T25_21">assigment</text:span><text:span text:style-name="T25_22"><text:s/></text:span><text:span text:style-name="T25_23">list</text:span></text:p>
      <text:p text:style-name="P26"><text:span text:style-name="T26_1">And</text:span><text:span text:style-name="T26_2"><text:s/></text:span><text:span text:style-name="T26_3">a</text:span><text:span text:style-name="T26_4"><text:s/></text:span><text:span text:style-name="T26_5">warning</text:span><text:span text:style-name="T26_6"><text:s/></text:span><text:span text:style-name="T26_7">appears</text:span></text:p>
      <text:h text:style-name="P27" text:outline-level="10"><text:bookmark-start text:name="h.g7tam9n3m9rv"/><text:bookmark-end text:name="h.g7tam9n3m9rv"/></text:h>
      <text:h text:style-name="P28" text:outline-level="10"><text:bookmark-start text:name="h.d3w93vrhz92u"/><text:bookmark-end text:name="h.d3w93vrhz92u"/><text:span text:style-name="T28_1">Sign</text:span><text:span text:style-name="T28_2"><text:s/></text:span><text:span text:style-name="T28_3">up</text:span><text:span text:style-name="T28_4"><text:s/></text:span><text:span text:style-name="T28_5">as</text:span><text:span text:style-name="T28_6"><text:s/></text:span><text:span text:style-name="T28_7">a</text:span><text:span text:style-name="T28_8"><text:s/></text:span><text:span text:style-name="T28_9">student</text:span></text:h>
      <text:p text:style-name="P29"><text:span text:style-name="T29_1">As</text:span><text:span text:style-name="T29_2"><text:s/></text:span><text:span text:style-name="T29_3">a</text:span><text:span text:style-name="T29_4"><text:s/></text:span><text:span text:style-name="T29_5">student</text:span><text:span text:style-name="T29_6">,</text:span></text:p>
      <text:p text:style-name="P30"><text:span text:style-name="T30_1">I</text:span><text:span text:style-name="T30_2">’</text:span><text:span text:style-name="T30_3">d</text:span><text:span text:style-name="T30_4"><text:s/></text:span><text:span text:style-name="T30_5">like</text:span><text:span text:style-name="T30_6"><text:s/></text:span><text:span text:style-name="T30_7">to</text:span><text:span text:style-name="T30_8"><text:s/></text:span><text:span text:style-name="T30_9">sign</text:span><text:span text:style-name="T30_10"><text:s/></text:span><text:span text:style-name="T30_11">up</text:span><text:span text:style-name="T30_12"><text:s/></text:span></text:p>
      <text:p text:style-name="P31"><text:span text:style-name="T31_1">[</text:span><text:span text:style-name="T31_2">and</text:span><text:span text:style-name="T31_3"><text:s/></text:span><text:span text:style-name="T31_4">possibly</text:span><text:span text:style-name="T31_5"><text:s/></text:span><text:span text:style-name="T31_6">specify</text:span><text:span text:style-name="T31_7"><text:s/></text:span><text:span text:style-name="T31_8">my</text:span><text:span text:style-name="T31_9"><text:s/></text:span><text:span text:style-name="T31_10">experience</text:span><text:span text:style-name="T31_11"><text:s/></text:span><text:span text:style-name="T31_12">levels</text:span><text:span text:style-name="T31_13"><text:s/></text:span><text:span text:style-name="T31_14">with</text:span><text:span text:style-name="T31_15"><text:s/></text:span><text:span text:style-name="T31_16">various</text:span><text:span text:style-name="T31_17"><text:s/></text:span><text:span text:style-name="T31_18">technologies</text:span><text:span text:style-name="T31_19">,</text:span><text:span text:style-name="T31_20">e</text:span><text:span text:style-name="T31_21">.</text:span><text:span text:style-name="T31_22">g</text:span><text:span text:style-name="T31_23">.,<text:s/></text:span><text:span text:style-name="T31_24">ruby</text:span><text:span text:style-name="T31_25">,<text:s/></text:span><text:span text:style-name="T31_26">rails</text:span><text:span text:style-name="T31_27">,<text:s/></text:span><text:span text:style-name="T31_28">javascript</text:span><text:span text:style-name="T31_29">,<text:s/></text:span><text:span text:style-name="T31_30">and</text:span><text:span text:style-name="T31_31"><text:s/></text:span><text:span text:style-name="T31_32">languages</text:span><text:span text:style-name="T31_33">]</text:span></text:p>
      <text:p text:style-name="P32"><text:span text:style-name="T32_1">so</text:span><text:span text:style-name="T32_2"><text:s/></text:span><text:span text:style-name="T32_3">that</text:span><text:span text:style-name="T32_4"><text:s/></text:span><text:span text:style-name="T32_5">I</text:span><text:span text:style-name="T32_6"><text:s/></text:span><text:span text:style-name="T32_7">can</text:span><text:span text:style-name="T32_8"><text:s/></text:span><text:span text:style-name="T32_9">then</text:span><text:span text:style-name="T32_10"><text:s/></text:span><text:span text:style-name="T32_11">be</text:span><text:span text:style-name="T32_12"><text:s/></text:span><text:span text:style-name="T32_13">part</text:span><text:span text:style-name="T32_14"><text:s/></text:span><text:span text:style-name="T32_15">of</text:span><text:span text:style-name="T32_16"><text:s/></text:span><text:span text:style-name="T32_17">the</text:span><text:span text:style-name="T32_18"><text:s/></text:span><text:span text:style-name="T32_19">pair</text:span><text:span text:style-name="T32_20"><text:s/></text:span><text:span text:style-name="T32_21">programming</text:span><text:span text:style-name="T32_22"><text:s/></text:span><text:span text:style-name="T32_23">network</text:span><text:span text:style-name="T32_24"><text:s/></text:span><text:span text:style-name="T32_25">and</text:span><text:span text:style-name="T32_26"><text:s/></text:span><text:span text:style-name="T32_27">share</text:span><text:span text:style-name="T32_28"><text:s/></text:span><text:span text:style-name="T32_29">relevant</text:span><text:span text:style-name="T32_30"><text:s/></text:span><text:span text:style-name="T32_31">information</text:span><text:span text:style-name="T32_32"><text:s/></text:span><text:span text:style-name="T32_33">that</text:span><text:span text:style-name="T32_34"><text:s/></text:span><text:span text:style-name="T32_35">may</text:span><text:span text:style-name="T32_36"><text:s/></text:span><text:span text:style-name="T32_37">help</text:span><text:span text:style-name="T32_38"><text:s/></text:span><text:span text:style-name="T32_39">others</text:span><text:span text:style-name="T32_40"><text:s/></text:span><text:span text:style-name="T32_41">decide</text:span><text:span text:style-name="T32_42"><text:s/></text:span><text:span text:style-name="T32_43">whether</text:span><text:span text:style-name="T32_44"><text:s/></text:span><text:span text:style-name="T32_45">to</text:span><text:span text:style-name="T32_46"><text:s/></text:span><text:span text:style-name="T32_47">choose</text:span><text:span text:style-name="T32_48"><text:s/></text:span><text:span text:style-name="T32_49">me</text:span><text:span text:style-name="T32_50"><text:s/></text:span><text:span text:style-name="T32_51">as</text:span><text:span text:style-name="T32_52"><text:s/></text:span><text:span text:style-name="T32_53">a</text:span><text:span text:style-name="T32_54"><text:s/></text:span><text:span text:style-name="T32_55">partner</text:span><text:span text:style-name="T32_56">.</text:span></text:p>
      <text:h text:style-name="P33" text:outline-level="10"><text:bookmark-start text:name="h.u78jaj2eqlq8"/><text:bookmark-end text:name="h.u78jaj2eqlq8"/><text:span text:style-name="T33_1">Scenario</text:span><text:span text:style-name="T33_2">:<text:s/></text:span><text:span text:style-name="T33_3">sign</text:span><text:span text:style-name="T33_4"><text:s/></text:span><text:span text:style-name="T33_5">up</text:span><text:span text:style-name="T33_6"><text:s/>(</text:span><text:span text:style-name="T33_7">success</text:span><text:span text:style-name="T33_8">)</text:span></text:h>
      <text:p text:style-name="P34"><text:span text:style-name="T34_1">Given</text:span><text:span text:style-name="T34_2"><text:s/></text:span><text:span text:style-name="T34_3">PP</text:span><text:span text:style-name="T34_4"><text:s/></text:span><text:span text:style-name="T34_5">scheduler</text:span><text:span text:style-name="T34_6"><text:s/></text:span><text:span text:style-name="T34_7">is</text:span><text:span text:style-name="T34_8"><text:s/></text:span><text:span text:style-name="T34_9">running</text:span></text:p>
      <text:p text:style-name="P35"><text:span text:style-name="T35_1">And</text:span><text:span text:style-name="T35_2"><text:s/></text:span><text:span text:style-name="T35_3">the</text:span><text:span text:style-name="T35_4"><text:s/></text:span><text:span text:style-name="T35_5">user</text:span><text:span text:style-name="T35_6"><text:s/></text:span><text:span text:style-name="T35_7">is</text:span><text:span text:style-name="T35_8"><text:s/></text:span><text:span text:style-name="T35_9">not</text:span><text:span text:style-name="T35_10"><text:s/></text:span><text:span text:style-name="T35_11">signed</text:span><text:span text:style-name="T35_12"><text:s/></text:span><text:span text:style-name="T35_13">up</text:span></text:p>
      <text:p text:style-name="P36"><text:span text:style-name="T36_1">When</text:span><text:span text:style-name="T36_2"><text:s/></text:span><text:span text:style-name="T36_3">the</text:span><text:span text:style-name="T36_4"><text:s/></text:span><text:span text:style-name="T36_5">user</text:span><text:span text:style-name="T36_6"><text:s/></text:span><text:span text:style-name="T36_7">signs</text:span><text:span text:style-name="T36_8"><text:s/></text:span><text:span text:style-name="T36_9">up</text:span><text:span text:style-name="T36_10"><text:s/></text:span><text:span text:style-name="T36_11">as</text:span><text:span text:style-name="T36_12"><text:s/></text:span><text:span text:style-name="T36_13">a</text:span><text:span text:style-name="T36_14"><text:s/></text:span><text:span text:style-name="T36_15">student</text:span></text:p>
      <text:p text:style-name="P37"><text:span text:style-name="T37_1">Then</text:span><text:span text:style-name="T37_2"><text:s/></text:span><text:span text:style-name="T37_3">the</text:span><text:span text:style-name="T37_4"><text:s/></text:span><text:span text:style-name="T37_5">user</text:span><text:span text:style-name="T37_6"><text:s/></text:span><text:span text:style-name="T37_7">will</text:span><text:span text:style-name="T37_8"><text:s/></text:span><text:span text:style-name="T37_9">appear</text:span><text:span text:style-name="T37_10"><text:s/></text:span><text:span text:style-name="T37_11">in</text:span><text:span text:style-name="T37_12"><text:s/></text:span><text:span text:style-name="T37_13">the</text:span><text:span text:style-name="T37_14"><text:s/></text:span><text:span text:style-name="T37_15">users</text:span><text:span text:style-name="T37_16"><text:s/></text:span><text:span text:style-name="T37_17">list</text:span><text:span text:style-name="T37_18"><text:s/></text:span><text:span text:style-name="T37_19">as</text:span><text:span text:style-name="T37_20"><text:s/></text:span><text:span text:style-name="T37_21">a</text:span><text:span text:style-name="T37_22"><text:s/></text:span><text:span text:style-name="T37_23">student</text:span></text:p>
      <text:p text:style-name="P38"/>
      <text:h text:style-name="P39" text:outline-level="10"><text:bookmark-start text:name="h.litots1qnp9x"/><text:bookmark-end text:name="h.litots1qnp9x"/><text:span text:style-name="T39_1">Scenario</text:span><text:span text:style-name="T39_2">:<text:s/></text:span><text:span text:style-name="T39_3">sign</text:span><text:span text:style-name="T39_4"><text:s/></text:span><text:span text:style-name="T39_5">up</text:span><text:span text:style-name="T39_6"><text:s/>(</text:span><text:span text:style-name="T39_7">fails</text:span><text:span text:style-name="T39_8"><text:s/></text:span><text:span text:style-name="T39_9">because</text:span><text:span text:style-name="T39_10"><text:s/></text:span><text:span text:style-name="T39_11">duplicate</text:span><text:span text:style-name="T39_12">)</text:span></text:h>
      <text:p text:style-name="P40"><text:span text:style-name="T40_1">Given</text:span><text:span text:style-name="T40_2"><text:s/></text:span><text:span text:style-name="T40_3">PP</text:span><text:span text:style-name="T40_4"><text:s/></text:span><text:span text:style-name="T40_5">scheduler</text:span><text:span text:style-name="T40_6"><text:s/></text:span><text:span text:style-name="T40_7">is</text:span><text:span text:style-name="T40_8"><text:s/></text:span><text:span text:style-name="T40_9">running</text:span></text:p>
      <text:p text:style-name="P41"><text:span text:style-name="T41_1">And</text:span><text:span text:style-name="T41_2"><text:s/></text:span><text:span text:style-name="T41_3">the</text:span><text:span text:style-name="T41_4"><text:s/></text:span><text:span text:style-name="T41_5">user</text:span><text:span text:style-name="T41_6"><text:s/></text:span><text:span text:style-name="T41_7">is</text:span><text:span text:style-name="T41_8"><text:s/></text:span><text:span text:style-name="T41_9">signed</text:span><text:span text:style-name="T41_10"><text:s/></text:span><text:span text:style-name="T41_11">up</text:span><text:span text:style-name="T41_12"><text:s/></text:span><text:span text:style-name="T41_13">already</text:span></text:p>
      <text:p text:style-name="P42"><text:span text:style-name="T42_1">When</text:span><text:span text:style-name="T42_2"><text:s/></text:span><text:span text:style-name="T42_3">the</text:span><text:span text:style-name="T42_4"><text:s/></text:span><text:span text:style-name="T42_5">user</text:span><text:span text:style-name="T42_6"><text:s/></text:span><text:span text:style-name="T42_7">signs</text:span><text:span text:style-name="T42_8"><text:s/></text:span><text:span text:style-name="T42_9">up</text:span><text:span text:style-name="T42_10"><text:s/></text:span><text:span text:style-name="T42_11">as</text:span><text:span text:style-name="T42_12"><text:s/></text:span><text:span text:style-name="T42_13">a</text:span><text:span text:style-name="T42_14"><text:s/></text:span><text:span text:style-name="T42_15">student</text:span></text:p>
      <text:p text:style-name="P43"><text:span text:style-name="T43_1">Then</text:span><text:span text:style-name="T43_2"><text:s/></text:span><text:span text:style-name="T43_3">the</text:span><text:span text:style-name="T43_4"><text:s/></text:span><text:span text:style-name="T43_5">user</text:span><text:span text:style-name="T43_6"><text:s/></text:span><text:span text:style-name="T43_7">will</text:span><text:span text:style-name="T43_8"><text:s/></text:span><text:span text:style-name="T43_9">be</text:span><text:span text:style-name="T43_10"><text:s/></text:span><text:span text:style-name="T43_11">alerted</text:span><text:span text:style-name="T43_12"><text:s/></text:span><text:span text:style-name="T43_13">that</text:span><text:span text:style-name="T43_14"><text:s/></text:span><text:span text:style-name="T43_15">he</text:span><text:span text:style-name="T43_16"><text:s/></text:span><text:span text:style-name="T43_17">already</text:span><text:span text:style-name="T43_18"><text:s/></text:span><text:span text:style-name="T43_19">exists</text:span><text:span text:style-name="T43_20"><text:s/></text:span><text:span text:style-name="T43_21">in</text:span><text:span text:style-name="T43_22"><text:s/></text:span><text:span text:style-name="T43_23">the</text:span><text:span text:style-name="T43_24"><text:s/></text:span><text:span text:style-name="T43_25">database</text:span></text:p>
      <text:p text:style-name="P44"><text:span text:style-name="T44_1">And</text:span><text:span text:style-name="T44_2"><text:s/></text:span><text:span text:style-name="T44_3">the</text:span><text:span text:style-name="T44_4"><text:s/></text:span><text:span text:style-name="T44_5">user</text:span><text:span text:style-name="T44_6"><text:s/></text:span><text:span text:style-name="T44_7">will</text:span><text:span text:style-name="T44_8"><text:s/></text:span><text:span text:style-name="T44_9">not</text:span><text:span text:style-name="T44_10"><text:s/></text:span><text:span text:style-name="T44_11">be</text:span><text:span text:style-name="T44_12"><text:s/></text:span><text:span text:style-name="T44_13">added</text:span><text:span text:style-name="T44_14"><text:s/></text:span><text:span text:style-name="T44_15">a</text:span><text:span text:style-name="T44_16"><text:s/>2</text:span><text:span text:style-name="T44_17">nd</text:span><text:span text:style-name="T44_18"><text:s/></text:span><text:span text:style-name="T44_19">time</text:span></text:p>
      <text:p text:style-name="P45"/>
      <text:h text:style-name="P46" text:outline-level="10"><text:bookmark-start text:name="h.swszgadslrv0"/><text:bookmark-end text:name="h.swszgadslrv0"/><text:span text:style-name="T46_1">Specify</text:span><text:span text:style-name="T46_2"><text:s/></text:span><text:span text:style-name="T46_3">availability</text:span><text:span text:style-name="T46_4"><text:s/></text:span><text:span text:style-name="T46_5">to</text:span><text:span text:style-name="T46_6"><text:s/></text:span><text:span text:style-name="T46_7">work</text:span><text:span text:style-name="T46_8"><text:s/></text:span><text:span text:style-name="T46_9">on</text:span><text:span text:style-name="T46_10"><text:s/></text:span><text:span text:style-name="T46_11">an</text:span><text:span text:style-name="T46_12"><text:s/></text:span><text:span text:style-name="T46_13">assignment</text:span></text:h>
      <text:p text:style-name="P47"><text:span text:style-name="T47_1">As</text:span><text:span text:style-name="T47_2"><text:s/></text:span><text:span text:style-name="T47_3">a</text:span><text:span text:style-name="T47_4"><text:s/></text:span><text:span text:style-name="T47_5">student</text:span><text:span text:style-name="T47_6">,</text:span></text:p>
      <text:p text:style-name="P48"><text:span text:style-name="T48_1">I</text:span><text:span text:style-name="T48_2">’</text:span><text:span text:style-name="T48_3">d</text:span><text:span text:style-name="T48_4"><text:s/></text:span><text:span text:style-name="T48_5">like</text:span><text:span text:style-name="T48_6"><text:s/></text:span><text:span text:style-name="T48_7">to</text:span><text:span text:style-name="T48_8"><text:s/></text:span><text:span text:style-name="T48_9">specify</text:span><text:span text:style-name="T48_10"><text:s/></text:span><text:span text:style-name="T48_11">one</text:span><text:span text:style-name="T48_12"><text:s/></text:span><text:span text:style-name="T48_13">or</text:span><text:span text:style-name="T48_14"><text:s/></text:span><text:span text:style-name="T48_15">more</text:span><text:span text:style-name="T48_16"><text:s/></text:span><text:span text:style-name="T48_17">time</text:span><text:span text:style-name="T48_18"><text:s/></text:span><text:span text:style-name="T48_19">slots</text:span><text:span text:style-name="T48_20"><text:s/></text:span><text:span text:style-name="T48_21">for</text:span><text:span text:style-name="T48_22"><text:s/></text:span><text:span text:style-name="T48_23">an</text:span><text:span text:style-name="T48_24"><text:s/></text:span><text:span text:style-name="T48_25">assignment</text:span><text:span text:style-name="T48_26">,<text:s/></text:span><text:span text:style-name="T48_27">and</text:span><text:span text:style-name="T48_28"><text:s/></text:span><text:span text:style-name="T48_29">for</text:span><text:span text:style-name="T48_30"><text:s/></text:span><text:span text:style-name="T48_31">each</text:span><text:span text:style-name="T48_32">,<text:s text:c="2"/></text:span><text:span text:style-name="T48_33">the</text:span><text:span text:style-name="T48_34"><text:s/></text:span><text:span text:style-name="T48_35">time</text:span><text:span text:style-name="T48_36"><text:s/></text:span><text:span text:style-name="T48_37">interval</text:span><text:span text:style-name="T48_38"><text:s/></text:span><text:span text:style-name="T48_39">within</text:span><text:span text:style-name="T48_40"><text:s/></text:span><text:span text:style-name="T48_41">which</text:span><text:span text:style-name="T48_42"><text:s/></text:span><text:span text:style-name="T48_43">I</text:span><text:span text:style-name="T48_44"><text:s/></text:span><text:span text:style-name="T48_45">can</text:span><text:span text:style-name="T48_46"><text:s/></text:span><text:span text:style-name="T48_47">work</text:span><text:span text:style-name="T48_48"><text:s/></text:span><text:span text:style-name="T48_49">on</text:span><text:span text:style-name="T48_50"><text:s/></text:span><text:span text:style-name="T48_51">it</text:span><text:span text:style-name="T48_52">,<text:s/></text:span><text:span text:style-name="T48_53">along</text:span><text:span text:style-name="T48_54"><text:s/></text:span><text:span text:style-name="T48_55">with</text:span><text:span text:style-name="T48_56"><text:s/></text:span><text:span text:style-name="T48_57">preference</text:span><text:span text:style-name="T48_58"><text:s/></text:span><text:span text:style-name="T48_59">for</text:span><text:span text:style-name="T48_60"><text:s/></text:span><text:span text:style-name="T48_61">that</text:span><text:span text:style-name="T48_62"><text:s/></text:span><text:span text:style-name="T48_63">time</text:span><text:span text:style-name="T48_64"><text:s/></text:span><text:span text:style-name="T48_65">slot</text:span></text:p>
      <text:p text:style-name="P49"><text:span text:style-name="T49_1">So</text:span><text:span text:style-name="T49_2"><text:s/></text:span><text:span text:style-name="T49_3">that</text:span><text:span text:style-name="T49_4"><text:s/></text:span><text:span text:style-name="T49_5">the</text:span><text:span text:style-name="T49_6"><text:s/></text:span><text:span text:style-name="T49_7">system</text:span><text:span text:style-name="T49_8"><text:s/></text:span><text:span text:style-name="T49_9">can</text:span><text:span text:style-name="T49_10"><text:s/></text:span><text:span text:style-name="T49_11">match</text:span><text:span text:style-name="T49_12"><text:s/></text:span><text:span text:style-name="T49_13">me</text:span><text:span text:style-name="T49_14"><text:s/></text:span><text:span text:style-name="T49_15">up</text:span><text:span text:style-name="T49_16"><text:s/></text:span><text:span text:style-name="T49_17">with</text:span><text:span text:style-name="T49_18"><text:s/></text:span><text:span text:style-name="T49_19">other</text:span><text:span text:style-name="T49_20"><text:s/></text:span><text:span text:style-name="T49_21">students</text:span><text:span text:style-name="T49_22"><text:s/></text:span><text:span text:style-name="T49_23">who</text:span><text:span text:style-name="T49_24"><text:s/></text:span><text:span text:style-name="T49_25">want</text:span><text:span text:style-name="T49_26"><text:s/></text:span><text:span text:style-name="T49_27">to</text:span><text:span text:style-name="T49_28"><text:s/></text:span><text:span text:style-name="T49_29">work</text:span><text:span text:style-name="T49_30"><text:s/></text:span><text:span text:style-name="T49_31">on</text:span><text:span text:style-name="T49_32"><text:s/></text:span><text:span text:style-name="T49_33">that</text:span><text:span text:style-name="T49_34"><text:s/></text:span><text:span text:style-name="T49_35">assignment</text:span><text:span text:style-name="T49_36"><text:s/></text:span><text:span text:style-name="T49_37">at</text:span><text:span text:style-name="T49_38"><text:s/></text:span><text:span text:style-name="T49_39">the</text:span><text:span text:style-name="T49_40"><text:s/></text:span><text:span text:style-name="T49_41">same</text:span><text:span text:style-name="T49_42"><text:s/></text:span><text:span text:style-name="T49_43">time</text:span><text:span text:style-name="T49_44">.</text:span></text:p>
      <text:h text:style-name="P50" text:outline-level="10"><text:bookmark-start text:name="h.jr5qxwg2qb1q"/><text:bookmark-end text:name="h.jr5qxwg2qb1q"/><text:span text:style-name="T50_1">Scenario</text:span><text:span text:style-name="T50_2">:<text:s/></text:span><text:span text:style-name="T50_3">specify</text:span><text:span text:style-name="T50_4"><text:s/></text:span><text:span text:style-name="T50_5">availabilty</text:span><text:span text:style-name="T50_6"><text:s/>(</text:span><text:span text:style-name="T50_7">success</text:span><text:span text:style-name="T50_8">)</text:span></text:h>
      <text:p text:style-name="P51"><text:span text:style-name="T51_1">Given</text:span><text:span text:style-name="T51_2"><text:s/></text:span><text:span text:style-name="T51_3">user</text:span><text:span text:style-name="T51_4"><text:s/></text:span><text:span text:style-name="T51_5">is</text:span><text:span text:style-name="T51_6"><text:s/></text:span><text:span text:style-name="T51_7">logged</text:span><text:span text:style-name="T51_8"><text:s/></text:span><text:span text:style-name="T51_9">in</text:span></text:p>
      <text:p text:style-name="P52"><text:span text:style-name="T52_1">and</text:span><text:span text:style-name="T52_2"><text:s/></text:span><text:span text:style-name="T52_3">user</text:span><text:span text:style-name="T52_4"><text:s/></text:span><text:span text:style-name="T52_5">has</text:span><text:span text:style-name="T52_6"><text:s/></text:span><text:span text:style-name="T52_7">selected</text:span><text:span text:style-name="T52_8"><text:s/></text:span><text:span text:style-name="T52_9">an</text:span><text:span text:style-name="T52_10"><text:s/></text:span><text:span text:style-name="T52_11">assignment</text:span><text:span text:style-name="T52_12"><text:s/>(</text:span><text:span text:style-name="T52_13">and</text:span><text:span text:style-name="T52_14"><text:s/></text:span><text:span text:style-name="T52_15">class</text:span><text:span text:style-name="T52_16">)</text:span></text:p>
      <text:p text:style-name="P53"><text:span text:style-name="T53_1">When</text:span><text:span text:style-name="T53_2"><text:s/></text:span><text:span text:style-name="T53_3">user</text:span><text:span text:style-name="T53_4"><text:s/></text:span><text:span text:style-name="T53_5">specifies</text:span><text:span text:style-name="T53_6"><text:s/></text:span><text:span text:style-name="T53_7">time</text:span><text:span text:style-name="T53_8"><text:s/></text:span><text:span text:style-name="T53_9">available</text:span><text:span text:style-name="T53_10"><text:s/></text:span><text:span text:style-name="T53_11">and</text:span><text:span text:style-name="T53_12"><text:s/></text:span><text:span text:style-name="T53_13">preference</text:span><text:span text:style-name="T53_14"><text:s/></text:span><text:span text:style-name="T53_15">for</text:span><text:span text:style-name="T53_16"><text:s/></text:span><text:span text:style-name="T53_17">that</text:span><text:span text:style-name="T53_18"><text:s/></text:span><text:span text:style-name="T53_19">time</text:span></text:p>
      <text:p text:style-name="P54"><text:span text:style-name="T54_1">Then</text:span><text:span text:style-name="T54_2"><text:s/></text:span><text:span text:style-name="T54_3">time</text:span><text:span text:style-name="T54_4"><text:s/></text:span><text:span text:style-name="T54_5">available</text:span><text:span text:style-name="T54_6"><text:s/></text:span><text:span text:style-name="T54_7">for</text:span><text:span text:style-name="T54_8"><text:s/></text:span><text:span text:style-name="T54_9">assignment</text:span><text:span text:style-name="T54_10"><text:s/></text:span><text:span text:style-name="T54_11">for</text:span><text:span text:style-name="T54_12"><text:s/></text:span><text:span text:style-name="T54_13">user</text:span><text:span text:style-name="T54_14"><text:s/></text:span><text:span text:style-name="T54_15">appears</text:span><text:span text:style-name="T54_16"><text:s/></text:span><text:span text:style-name="T54_17">on</text:span><text:span text:style-name="T54_18"><text:s/></text:span><text:span text:style-name="T54_19">the</text:span><text:span text:style-name="T54_20"><text:s/></text:span><text:span text:style-name="T54_21">user</text:span><text:span text:style-name="T54_22">’</text:span><text:span text:style-name="T54_23">s</text:span><text:span text:style-name="T54_24"><text:s/></text:span><text:span text:style-name="T54_25">availability</text:span><text:span text:style-name="T54_26"><text:s/></text:span><text:span text:style-name="T54_27">calendar</text:span><text:span text:style-name="T54_28">.</text:span></text:p>
      <text:h text:style-name="P55" text:outline-level="10"><text:bookmark-start text:name="h.mxvfowkdg2fh"/><text:bookmark-end text:name="h.mxvfowkdg2fh"/><text:span text:style-name="T55_1">Scenario</text:span><text:span text:style-name="T55_2">:<text:s/></text:span><text:span text:style-name="T55_3">specify</text:span><text:span text:style-name="T55_4"><text:s/></text:span><text:span text:style-name="T55_5">availabilty</text:span><text:span text:style-name="T55_6"><text:s/>(</text:span><text:span text:style-name="T55_7">success</text:span><text:span text:style-name="T55_8">)</text:span></text:h>
      <text:p text:style-name="P56"><text:span text:style-name="T56_1">Given</text:span><text:span text:style-name="T56_2"><text:s/></text:span><text:span text:style-name="T56_3">user</text:span><text:span text:style-name="T56_4"><text:s/></text:span><text:span text:style-name="T56_5">is</text:span><text:span text:style-name="T56_6"><text:s/></text:span><text:span text:style-name="T56_7">logged</text:span><text:span text:style-name="T56_8"><text:s/></text:span><text:span text:style-name="T56_9">in</text:span></text:p>
      <text:p text:style-name="P57"><text:span text:style-name="T57_1">and</text:span><text:span text:style-name="T57_2"><text:s/></text:span><text:span text:style-name="T57_3">user</text:span><text:span text:style-name="T57_4"><text:s/></text:span><text:span text:style-name="T57_5">has</text:span><text:span text:style-name="T57_6"><text:s/></text:span><text:span text:style-name="T57_7">selected</text:span><text:span text:style-name="T57_8"><text:s/></text:span><text:span text:style-name="T57_9">an</text:span><text:span text:style-name="T57_10"><text:s/></text:span><text:span text:style-name="T57_11">assignment</text:span><text:span text:style-name="T57_12"><text:s/>(</text:span><text:span text:style-name="T57_13">and</text:span><text:span text:style-name="T57_14"><text:s/></text:span><text:span text:style-name="T57_15">class</text:span><text:span text:style-name="T57_16">)</text:span></text:p>
      <text:p text:style-name="P58"><text:span text:style-name="T58_1">When</text:span><text:span text:style-name="T58_2"><text:s/></text:span><text:span text:style-name="T58_3">user</text:span><text:span text:style-name="T58_4"><text:s/></text:span><text:span text:style-name="T58_5">specifies</text:span><text:span text:style-name="T58_6"><text:s/></text:span><text:span text:style-name="T58_7">time</text:span><text:span text:style-name="T58_8"><text:s/></text:span><text:span text:style-name="T58_9">available</text:span><text:span text:style-name="T58_10"><text:s/></text:span><text:span text:style-name="T58_11">and</text:span><text:span text:style-name="T58_12"><text:s/></text:span><text:span text:style-name="T58_13">preference</text:span><text:span text:style-name="T58_14"><text:s/></text:span><text:span text:style-name="T58_15">for</text:span><text:span text:style-name="T58_16"><text:s/></text:span><text:span text:style-name="T58_17">that</text:span><text:span text:style-name="T58_18"><text:s/></text:span><text:span text:style-name="T58_19">time</text:span></text:p>
      <text:p text:style-name="P59"><text:span text:style-name="T59_1">And</text:span><text:span text:style-name="T59_2"><text:s/></text:span><text:span text:style-name="T59_3">the</text:span><text:span text:style-name="T59_4"><text:s/></text:span><text:span text:style-name="T59_5">time</text:span><text:span text:style-name="T59_6"><text:s/></text:span><text:span text:style-name="T59_7">slot</text:span><text:span text:style-name="T59_8"><text:s/></text:span><text:span text:style-name="T59_9">overlaps</text:span><text:span text:style-name="T59_10"><text:s/></text:span><text:span text:style-name="T59_11">with</text:span><text:span text:style-name="T59_12"><text:s/></text:span><text:span text:style-name="T59_13">a</text:span><text:span text:style-name="T59_14"><text:s/></text:span><text:span text:style-name="T59_15">committed</text:span><text:span text:style-name="T59_16"><text:s/></text:span><text:span text:style-name="T59_17">time</text:span><text:span text:style-name="T59_18"><text:s/></text:span><text:span text:style-name="T59_19">slot</text:span><text:span text:style-name="T59_20"><text:s/></text:span><text:span text:style-name="T59_21">for</text:span><text:span text:style-name="T59_22"><text:s/></text:span><text:span text:style-name="T59_23">the</text:span><text:span text:style-name="T59_24"><text:s/></text:span><text:span text:style-name="T59_25">user</text:span></text:p>
      <text:p text:style-name="P60"><text:span text:style-name="T60_1">Then</text:span><text:span text:style-name="T60_2"><text:s/></text:span><text:span text:style-name="T60_3">a</text:span><text:span text:style-name="T60_4"><text:s/></text:span><text:span text:style-name="T60_5">warning</text:span><text:span text:style-name="T60_6"><text:s/></text:span><text:span text:style-name="T60_7">appears</text:span><text:span text:style-name="T60_8">,<text:s/></text:span></text:p>
      <text:p text:style-name="P61"><text:span text:style-name="T61_1">and</text:span><text:span text:style-name="T61_2"><text:s/></text:span><text:span text:style-name="T61_3">the</text:span><text:span text:style-name="T61_4"><text:s/></text:span><text:span text:style-name="T61_5">time</text:span><text:span text:style-name="T61_6"><text:s/></text:span><text:span text:style-name="T61_7">slot</text:span><text:span text:style-name="T61_8"><text:s/>/<text:s/></text:span><text:span text:style-name="T61_9">assignment</text:span><text:span text:style-name="T61_10"><text:s/></text:span><text:span text:style-name="T61_11">for</text:span><text:span text:style-name="T61_12"><text:s/></text:span><text:span text:style-name="T61_13">user</text:span><text:span text:style-name="T61_14"><text:s/></text:span><text:span text:style-name="T61_15">is</text:span><text:span text:style-name="T61_16"><text:s/></text:span><text:span text:style-name="T61_17">not</text:span><text:span text:style-name="T61_18"><text:s/></text:span><text:span text:style-name="T61_19">added</text:span><text:span text:style-name="T61_20"><text:s/></text:span><text:span text:style-name="T61_21">to</text:span><text:span text:style-name="T61_22"><text:s/></text:span><text:span text:style-name="T61_23">the</text:span><text:span text:style-name="T61_24"><text:s/></text:span><text:span text:style-name="T61_25">user</text:span><text:span text:style-name="T61_26">’</text:span><text:span text:style-name="T61_27">s</text:span><text:span text:style-name="T61_28"><text:s/></text:span><text:span text:style-name="T61_29">availability</text:span><text:span text:style-name="T61_30"><text:s/></text:span><text:span text:style-name="T61_31">calendar</text:span><text:span text:style-name="T61_32">.</text:span></text:p>
      <text:p text:style-name="P62"><text:span text:style-name="T62_1">And</text:span><text:span text:style-name="T62_2"><text:s/></text:span><text:span text:style-name="T62_3">the</text:span><text:span text:style-name="T62_4"><text:s/></text:span><text:span text:style-name="T62_5">user</text:span><text:span text:style-name="T62_6"><text:s/></text:span><text:span text:style-name="T62_7">is</text:span><text:span text:style-name="T62_8"><text:s/></text:span><text:span text:style-name="T62_9">redirected</text:span><text:span text:style-name="T62_10"><text:s/></text:span><text:span text:style-name="T62_11">back</text:span><text:span text:style-name="T62_12"><text:s/></text:span><text:span text:style-name="T62_13">to</text:span><text:span text:style-name="T62_14"><text:s/></text:span><text:span text:style-name="T62_15">the</text:span><text:span text:style-name="T62_16"><text:s/></text:span><text:span text:style-name="T62_17">same</text:span><text:span text:style-name="T62_18"><text:s/></text:span><text:span text:style-name="T62_19">page</text:span><text:span text:style-name="T62_20"><text:s/></text:span><text:span text:style-name="T62_21">with</text:span><text:span text:style-name="T62_22"><text:s/></text:span><text:span text:style-name="T62_23">the</text:span><text:span text:style-name="T62_24"><text:s/></text:span><text:span text:style-name="T62_25">same</text:span><text:span text:style-name="T62_26"><text:s/></text:span><text:span text:style-name="T62_27">settings</text:span><text:span text:style-name="T62_28">.</text:span></text:p>
      <text:p text:style-name="P63"/>
      <text:h text:style-name="P64" text:outline-level="10"><text:bookmark-start text:name="h.c0jdqmbcg3n"/><text:bookmark-end text:name="h.c0jdqmbcg3n"/><text:span text:style-name="T64_1">Prioritize</text:span><text:span text:style-name="T64_2"><text:s/></text:span><text:span text:style-name="T64_3">availability</text:span><text:span text:style-name="T64_4"><text:s/></text:span><text:span text:style-name="T64_5">to</text:span><text:span text:style-name="T64_6"><text:s/></text:span><text:span text:style-name="T64_7">work</text:span><text:span text:style-name="T64_8"><text:s/></text:span><text:span text:style-name="T64_9">on</text:span><text:span text:style-name="T64_10"><text:s/></text:span><text:span text:style-name="T64_11">an</text:span><text:span text:style-name="T64_12"><text:s/></text:span><text:span text:style-name="T64_13">assignment</text:span></text:h>
      <text:p text:style-name="P65"><text:span text:style-name="T65_1">As</text:span><text:span text:style-name="T65_2"><text:s/></text:span><text:span text:style-name="T65_3">a</text:span><text:span text:style-name="T65_4"><text:s/></text:span><text:span text:style-name="T65_5">student</text:span><text:span text:style-name="T65_6">,</text:span></text:p>
      <text:p text:style-name="P66"><text:span text:style-name="T66_1">I</text:span><text:span text:style-name="T66_2">’</text:span><text:span text:style-name="T66_3">d</text:span><text:span text:style-name="T66_4"><text:s/></text:span><text:span text:style-name="T66_5">like</text:span><text:span text:style-name="T66_6"><text:s/></text:span><text:span text:style-name="T66_7">to</text:span><text:span text:style-name="T66_8"><text:s/></text:span><text:span text:style-name="T66_9">specify</text:span><text:span text:style-name="T66_10"><text:s/></text:span><text:span text:style-name="T66_11">times</text:span><text:span text:style-name="T66_12"><text:s/></text:span><text:span text:style-name="T66_13">I</text:span><text:span text:style-name="T66_14"><text:s/></text:span><text:span text:style-name="T66_15">can</text:span><text:span text:style-name="T66_16"><text:s/></text:span><text:span text:style-name="T66_17">work</text:span><text:span text:style-name="T66_18"><text:s/></text:span><text:span text:style-name="T66_19">on</text:span><text:span text:style-name="T66_20"><text:s/></text:span><text:span text:style-name="T66_21">an</text:span><text:span text:style-name="T66_22"><text:s/></text:span><text:span text:style-name="T66_23">assignment</text:span><text:span text:style-name="T66_24"><text:s/></text:span><text:span text:style-name="T66_25">with</text:span><text:span text:style-name="T66_26"><text:s/></text:span><text:span text:style-name="T66_27">varying</text:span><text:span text:style-name="T66_28"><text:s/></text:span><text:span text:style-name="T66_29">levels</text:span><text:span text:style-name="T66_30"><text:s/></text:span><text:span text:style-name="T66_31">of</text:span><text:span text:style-name="T66_32"><text:s/></text:span><text:span text:style-name="T66_33">preference</text:span><text:span text:style-name="T66_34">.</text:span></text:p>
      <text:p text:style-name="P67"><text:span text:style-name="T67_1">So</text:span><text:span text:style-name="T67_2"><text:s/></text:span><text:span text:style-name="T67_3">that</text:span><text:span text:style-name="T67_4"><text:s/></text:span><text:span text:style-name="T67_5">the</text:span><text:span text:style-name="T67_6"><text:s/></text:span><text:span text:style-name="T67_7">system</text:span><text:span text:style-name="T67_8"><text:s/></text:span><text:span text:style-name="T67_9">can</text:span><text:span text:style-name="T67_10"><text:s/></text:span><text:span text:style-name="T67_11">match</text:span><text:span text:style-name="T67_12"><text:s/></text:span><text:span text:style-name="T67_13">me</text:span><text:span text:style-name="T67_14"><text:s/></text:span><text:span text:style-name="T67_15">up</text:span><text:span text:style-name="T67_16"><text:s/></text:span><text:span text:style-name="T67_17">with</text:span><text:span text:style-name="T67_18"><text:s/></text:span><text:span text:style-name="T67_19">other</text:span><text:span text:style-name="T67_20"><text:s/></text:span><text:span text:style-name="T67_21">students</text:span><text:span text:style-name="T67_22"><text:s/></text:span><text:span text:style-name="T67_23">who</text:span><text:span text:style-name="T67_24"><text:s/></text:span><text:span text:style-name="T67_25">want</text:span><text:span text:style-name="T67_26"><text:s/></text:span><text:span text:style-name="T67_27">to</text:span><text:span text:style-name="T67_28"><text:s/></text:span><text:span text:style-name="T67_29">work</text:span><text:span text:style-name="T67_30"><text:s/></text:span><text:span text:style-name="T67_31">on</text:span><text:span text:style-name="T67_32"><text:s/></text:span><text:span text:style-name="T67_33">that</text:span><text:span text:style-name="T67_34"><text:s/></text:span><text:span text:style-name="T67_35">assignment</text:span><text:span text:style-name="T67_36"><text:s/></text:span><text:span text:style-name="T67_37">at</text:span><text:span text:style-name="T67_38"><text:s/></text:span><text:span text:style-name="T67_39">the</text:span><text:span text:style-name="T67_40"><text:s/></text:span><text:span text:style-name="T67_41">same</text:span><text:span text:style-name="T67_42"><text:s/></text:span><text:span text:style-name="T67_43">time</text:span><text:span text:style-name="T67_44">,<text:s/></text:span><text:span text:style-name="T67_45">searching</text:span><text:span text:style-name="T67_46"><text:s/></text:span><text:span text:style-name="T67_47">on</text:span><text:span text:style-name="T67_48"><text:s/></text:span><text:span text:style-name="T67_49">the</text:span><text:span text:style-name="T67_50"><text:s/></text:span><text:span text:style-name="T67_51">basis</text:span><text:span text:style-name="T67_52"><text:s/></text:span><text:span text:style-name="T67_53">of</text:span><text:span text:style-name="T67_54"><text:s/></text:span><text:span text:style-name="T67_55">highest</text:span><text:span text:style-name="T67_56"><text:s/></text:span><text:span text:style-name="T67_57">preference</text:span><text:span text:style-name="T67_58"><text:s/></text:span><text:span text:style-name="T67_59">first</text:span><text:span text:style-name="T67_60">.</text:span></text:p>
      <text:p text:style-name="P68"/>
      <text:h text:style-name="P69" text:outline-level="10"><text:bookmark-start text:name="h.fddgdlcwha4i"/><text:bookmark-end text:name="h.fddgdlcwha4i"/><text:span text:style-name="T69_1">Notification</text:span><text:span text:style-name="T69_2"><text:s/></text:span><text:span text:style-name="T69_3">of</text:span><text:span text:style-name="T69_4"><text:s/></text:span><text:span text:style-name="T69_5">pair</text:span><text:span text:style-name="T69_6"><text:s/></text:span><text:span text:style-name="T69_7">programming</text:span><text:span text:style-name="T69_8"><text:s/></text:span><text:span text:style-name="T69_9">match</text:span><text:span text:style-name="T69_10">(</text:span><text:span text:style-name="T69_11">es</text:span><text:span text:style-name="T69_12">)</text:span></text:h>
      <text:p text:style-name="P70"><text:span text:style-name="T70_1">As</text:span><text:span text:style-name="T70_2"><text:s/></text:span><text:span text:style-name="T70_3">a</text:span><text:span text:style-name="T70_4"><text:s/></text:span><text:span text:style-name="T70_5">student</text:span></text:p>
      <text:p text:style-name="P71"><text:span text:style-name="T71_1">I</text:span><text:span text:style-name="T71_2">’</text:span><text:span text:style-name="T71_3">d</text:span><text:span text:style-name="T71_4"><text:s/></text:span><text:span text:style-name="T71_5">like</text:span><text:span text:style-name="T71_6"><text:s/></text:span><text:span text:style-name="T71_7">to</text:span><text:span text:style-name="T71_8"><text:s/></text:span><text:span text:style-name="T71_9">receive</text:span><text:span text:style-name="T71_10"><text:s/></text:span><text:span text:style-name="T71_11">notification</text:span><text:span text:style-name="T71_12"><text:s/>(</text:span><text:span text:style-name="T71_13">e</text:span><text:span text:style-name="T71_14">.</text:span><text:span text:style-name="T71_15">g</text:span><text:span text:style-name="T71_16">.<text:s/></text:span><text:span text:style-name="T71_17">e</text:span><text:span text:style-name="T71_18">-</text:span><text:span text:style-name="T71_19">mail</text:span><text:span text:style-name="T71_20"><text:s/></text:span><text:span text:style-name="T71_21">or</text:span><text:span text:style-name="T71_22"><text:s/></text:span><text:span text:style-name="T71_23">text</text:span><text:span text:style-name="T71_24"><text:s/></text:span><text:span text:style-name="T71_25">message</text:span><text:span text:style-name="T71_26">)<text:s/></text:span><text:span text:style-name="T71_27">of</text:span><text:span text:style-name="T71_28"><text:s/></text:span><text:span text:style-name="T71_29">a</text:span><text:span text:style-name="T71_30"><text:s/></text:span><text:span text:style-name="T71_31">potential</text:span><text:span text:style-name="T71_32"><text:s/></text:span><text:span text:style-name="T71_33">match</text:span></text:p>
      <text:p text:style-name="P72"><text:span text:style-name="T72_1">So</text:span><text:span text:style-name="T72_2"><text:s/></text:span><text:span text:style-name="T72_3">that</text:span><text:span text:style-name="T72_4"><text:s/></text:span><text:span text:style-name="T72_5">I</text:span><text:span text:style-name="T72_6"><text:s/></text:span><text:span text:style-name="T72_7">can</text:span><text:span text:style-name="T72_8"><text:s/></text:span><text:span text:style-name="T72_9">accept</text:span><text:span text:style-name="T72_10"><text:s/></text:span><text:span text:style-name="T72_11">or</text:span><text:span text:style-name="T72_12"><text:s/></text:span><text:span text:style-name="T72_13">decline</text:span><text:span text:style-name="T72_14"><text:s/></text:span><text:span text:style-name="T72_15">it</text:span></text:p>
      <text:p text:style-name="P73"><text:span text:style-name="T73_1">Scenario</text:span><text:span text:style-name="T73_2">:<text:s/></text:span></text:p>
      <text:p text:style-name="P74"/>
      <text:h text:style-name="P75" text:outline-level="10"><text:bookmark-start text:name="h.l70ds3figdt5"/><text:bookmark-end text:name="h.l70ds3figdt5"/><text:span text:style-name="T75_1">Accept</text:span><text:span text:style-name="T75_2"><text:s/>/</text:span><text:span text:style-name="T75_3">Decline</text:span><text:span text:style-name="T75_4"><text:s/></text:span><text:span text:style-name="T75_5">pair</text:span><text:span text:style-name="T75_6"><text:s/></text:span><text:span text:style-name="T75_7">programming</text:span><text:span text:style-name="T75_8"><text:s/></text:span><text:span text:style-name="T75_9">match</text:span></text:h>
      <text:p text:style-name="P76"><text:span text:style-name="T76_1">As</text:span><text:span text:style-name="T76_2"><text:s/></text:span><text:span text:style-name="T76_3">a</text:span><text:span text:style-name="T76_4"><text:s/></text:span><text:span text:style-name="T76_5">student</text:span></text:p>
      <text:p text:style-name="P77"><text:span text:style-name="T77_1">I</text:span><text:span text:style-name="T77_2">’</text:span><text:span text:style-name="T77_3">d</text:span><text:span text:style-name="T77_4"><text:s/></text:span><text:span text:style-name="T77_5">like</text:span><text:span text:style-name="T77_6"><text:s/></text:span><text:span text:style-name="T77_7">to</text:span><text:span text:style-name="T77_8"><text:s/></text:span><text:span text:style-name="T77_9">accept</text:span><text:span text:style-name="T77_10"><text:s/></text:span><text:span text:style-name="T77_11">or</text:span><text:span text:style-name="T77_12"><text:s/></text:span><text:span text:style-name="T77_13">decline</text:span><text:span text:style-name="T77_14"><text:s/></text:span><text:span text:style-name="T77_15">a</text:span><text:span text:style-name="T77_16"><text:s/></text:span><text:span text:style-name="T77_17">pair</text:span><text:span text:style-name="T77_18"><text:s/></text:span><text:span text:style-name="T77_19">programming</text:span><text:span text:style-name="T77_20"><text:s/></text:span><text:span text:style-name="T77_21">match</text:span></text:p>
      <text:p text:style-name="P78"><text:span text:style-name="T78_1">So</text:span><text:span text:style-name="T78_2"><text:s/></text:span><text:span text:style-name="T78_3">that</text:span><text:span text:style-name="T78_4"><text:s/></text:span><text:span text:style-name="T78_5">the</text:span><text:span text:style-name="T78_6"><text:s/></text:span><text:span text:style-name="T78_7">system</text:span><text:span text:style-name="T78_8"><text:s/></text:span><text:span text:style-name="T78_9">can</text:span><text:span text:style-name="T78_10"><text:s/></text:span><text:span text:style-name="T78_11">solidify</text:span><text:span text:style-name="T78_12"><text:s/></text:span><text:span text:style-name="T78_13">the</text:span><text:span text:style-name="T78_14"><text:s/></text:span><text:span text:style-name="T78_15">match</text:span><text:span text:style-name="T78_16">.</text:span></text:p>
      <text:p text:style-name="P79"/>
      <text:p text:style-name="P80"/>
      <text:h text:style-name="P81" text:outline-level="10"><text:bookmark-start text:name="h.14msxv2rnu0p"/><text:bookmark-end text:name="h.14msxv2rnu0p"/><text:span text:style-name="T81_1"><text:a xlink:type="simple" xlink:href="http://www.agileventures.org/projects/pp-scheduler/user-stories-page/activityfeedtopeakinterest"><text:span text:style-name="T81_2">Activity</text:span></text:a></text:span><text:span text:style-name="T81_3"><text:a xlink:type="simple" xlink:href="http://www.agileventures.org/projects/pp-scheduler/user-stories-page/activityfeedtopeakinterest"><text:span text:style-name="T81_4"><text:s/></text:span></text:a></text:span><text:span text:style-name="T81_5"><text:a xlink:type="simple" xlink:href="http://www.agileventures.org/projects/pp-scheduler/user-stories-page/activityfeedtopeakinterest"><text:span text:style-name="T81_6">Feed</text:span></text:a></text:span><text:span text:style-name="T81_7"><text:a xlink:type="simple" xlink:href="http://www.agileventures.org/projects/pp-scheduler/user-stories-page/activityfeedtopeakinterest"><text:span text:style-name="T81_8"><text:s/></text:span></text:a></text:span><text:span text:style-name="T81_9"><text:a xlink:type="simple" xlink:href="http://www.agileventures.org/projects/pp-scheduler/user-stories-page/activityfeedtopeakinterest"><text:span text:style-name="T81_10">to</text:span></text:a></text:span><text:span text:style-name="T81_11"><text:a xlink:type="simple" xlink:href="http://www.agileventures.org/projects/pp-scheduler/user-stories-page/activityfeedtopeakinterest"><text:span text:style-name="T81_12"><text:s/></text:span></text:a></text:span><text:span text:style-name="T81_13"><text:a xlink:type="simple" xlink:href="http://www.agileventures.org/projects/pp-scheduler/user-stories-page/activityfeedtopeakinterest"><text:span text:style-name="T81_14">Peak</text:span></text:a></text:span><text:span text:style-name="T81_15"><text:a xlink:type="simple" xlink:href="http://www.agileventures.org/projects/pp-scheduler/user-stories-page/activityfeedtopeakinterest"><text:span text:style-name="T81_16"><text:s/></text:span></text:a></text:span><text:span text:style-name="T81_17"><text:a xlink:type="simple" xlink:href="http://www.agileventures.org/projects/pp-scheduler/user-stories-page/activityfeedtopeakinterest"><text:span text:style-name="T81_18">Interest</text:span></text:a></text:span></text:h>
      <text:p text:style-name="P82"><text:span text:style-name="T82_1">posted</text:span><text:span text:style-name="T82_2"><text:s/></text:span><text:span text:style-name="T82_3">Jul</text:span><text:span text:style-name="T82_4"><text:s/>12,<text:s/>2013,<text:s/>3:57<text:s/></text:span><text:span text:style-name="T82_5">AM</text:span><text:span text:style-name="T82_6"><text:s/></text:span><text:span text:style-name="T82_7">by</text:span><text:span text:style-name="T82_8"><text:s/></text:span><text:span text:style-name="T82_9">Dan</text:span><text:span text:style-name="T82_10"><text:s/></text:span><text:span text:style-name="T82_11">Schmidt</text:span><text:span text:style-name="T82_12"><text:s text:c="3"/>[<text:s/></text:span><text:span text:style-name="T82_13">updated</text:span><text:span text:style-name="T82_14"><text:s/></text:span><text:span text:style-name="T82_15">Jul</text:span><text:span text:style-name="T82_16"><text:s/>12,<text:s/>2013,<text:s/>3:57<text:s/></text:span><text:span text:style-name="T82_17">AM</text:span><text:span text:style-name="T82_18"><text:s/>]</text:span></text:p>
      <text:p text:style-name="P83"><text:span text:style-name="T83_1">As</text:span><text:span text:style-name="T83_2"><text:s/></text:span><text:span text:style-name="T83_3">a</text:span><text:span text:style-name="T83_4"><text:s/></text:span><text:span text:style-name="T83_5">visitor</text:span><text:span text:style-name="T83_6"><text:s/></text:span><text:span text:style-name="T83_7">to</text:span><text:span text:style-name="T83_8"><text:s/></text:span><text:span text:style-name="T83_9">the</text:span><text:span text:style-name="T83_10"><text:s/></text:span><text:span text:style-name="T83_11">site</text:span></text:p>
      <text:p text:style-name="P84"><text:span text:style-name="T84_1">So</text:span><text:span text:style-name="T84_2"><text:s/></text:span><text:span text:style-name="T84_3">that</text:span><text:span text:style-name="T84_4"><text:s/></text:span><text:span text:style-name="T84_5">I</text:span><text:span text:style-name="T84_6"><text:s/></text:span><text:span text:style-name="T84_7">can</text:span><text:span text:style-name="T84_8"><text:s/></text:span><text:span text:style-name="T84_9">see</text:span><text:span text:style-name="T84_10"><text:s/></text:span><text:span text:style-name="T84_11">what</text:span><text:span text:style-name="T84_12"><text:s/></text:span><text:span text:style-name="T84_13">users</text:span><text:span text:style-name="T84_14"><text:s/></text:span><text:span text:style-name="T84_15">of</text:span><text:span text:style-name="T84_16"><text:s/></text:span><text:span text:style-name="T84_17">the</text:span><text:span text:style-name="T84_18"><text:s/></text:span><text:span text:style-name="T84_19">site</text:span><text:span text:style-name="T84_20"><text:s/></text:span><text:span text:style-name="T84_21">are</text:span><text:span text:style-name="T84_22"><text:s/></text:span><text:span text:style-name="T84_23">doing</text:span></text:p>
      <text:p text:style-name="P85"><text:span text:style-name="T85_1">I</text:span><text:span text:style-name="T85_2"><text:s/></text:span><text:span text:style-name="T85_3">would</text:span><text:span text:style-name="T85_4"><text:s/></text:span><text:span text:style-name="T85_5">to</text:span><text:span text:style-name="T85_6"><text:s/></text:span><text:span text:style-name="T85_7">see</text:span><text:span text:style-name="T85_8"><text:s/></text:span><text:span text:style-name="T85_9">a</text:span><text:span text:style-name="T85_10"><text:s/></text:span><text:span text:style-name="T85_11">current</text:span><text:span text:style-name="T85_12"><text:s/></text:span><text:span text:style-name="T85_13">activity</text:span><text:span text:style-name="T85_14"><text:s/></text:span><text:span text:style-name="T85_15">feed</text:span></text:p>
      <text:p text:style-name="P86"/>
      <text:h text:style-name="P87" text:outline-level="10"><text:bookmark-start text:name="h.1s0prldyk8m6"/><text:bookmark-end text:name="h.1s0prldyk8m6"/><text:span text:style-name="T87_1"><text:a xlink:type="simple" xlink:href="http://www.agileventures.org/projects/pp-scheduler/user-stories-page/copingwithevolvinguncertainschedules"><text:span text:style-name="T87_2">Coping</text:span></text:a></text:span><text:span text:style-name="T87_3"><text:a xlink:type="simple" xlink:href="http://www.agileventures.org/projects/pp-scheduler/user-stories-page/copingwithevolvinguncertainschedules"><text:span text:style-name="T87_4"><text:s/></text:span></text:a></text:span><text:span text:style-name="T87_5"><text:a xlink:type="simple" xlink:href="http://www.agileventures.org/projects/pp-scheduler/user-stories-page/copingwithevolvinguncertainschedules"><text:span text:style-name="T87_6">with</text:span></text:a></text:span><text:span text:style-name="T87_7"><text:a xlink:type="simple" xlink:href="http://www.agileventures.org/projects/pp-scheduler/user-stories-page/copingwithevolvinguncertainschedules"><text:span text:style-name="T87_8"><text:s/></text:span></text:a></text:span><text:span text:style-name="T87_9"><text:a xlink:type="simple" xlink:href="http://www.agileventures.org/projects/pp-scheduler/user-stories-page/copingwithevolvinguncertainschedules"><text:span text:style-name="T87_10">evolving</text:span></text:a></text:span><text:span text:style-name="T87_11"><text:a xlink:type="simple" xlink:href="http://www.agileventures.org/projects/pp-scheduler/user-stories-page/copingwithevolvinguncertainschedules"><text:span text:style-name="T87_12">/</text:span></text:a></text:span><text:span text:style-name="T87_13"><text:a xlink:type="simple" xlink:href="http://www.agileventures.org/projects/pp-scheduler/user-stories-page/copingwithevolvinguncertainschedules"><text:span text:style-name="T87_14">uncertain</text:span></text:a></text:span><text:span text:style-name="T87_15"><text:a xlink:type="simple" xlink:href="http://www.agileventures.org/projects/pp-scheduler/user-stories-page/copingwithevolvinguncertainschedules"><text:span text:style-name="T87_16"><text:s/></text:span></text:a></text:span><text:span text:style-name="T87_17"><text:a xlink:type="simple" xlink:href="http://www.agileventures.org/projects/pp-scheduler/user-stories-page/copingwithevolvinguncertainschedules"><text:span text:style-name="T87_18">schedules</text:span></text:a></text:span></text:h>
      <text:p text:style-name="P88"><text:span text:style-name="T88_1">posted</text:span><text:span text:style-name="T88_2"><text:s/></text:span><text:span text:style-name="T88_3">May</text:span><text:span text:style-name="T88_4"><text:s/>3,<text:s/>2013,<text:s/>4:33<text:s/></text:span><text:span text:style-name="T88_5">AM</text:span><text:span text:style-name="T88_6"><text:s/></text:span><text:span text:style-name="T88_7">by</text:span><text:span text:style-name="T88_8"><text:s/></text:span><text:span text:style-name="T88_9">Sam</text:span><text:span text:style-name="T88_10"><text:s/></text:span><text:span text:style-name="T88_11">Joseph</text:span></text:p>
      <text:p text:style-name="P89"><text:span text:style-name="T89_1">As</text:span><text:span text:style-name="T89_2"><text:s/></text:span><text:span text:style-name="T89_3">a</text:span><text:span text:style-name="T89_4"><text:s/></text:span><text:span text:style-name="T89_5">new</text:span><text:span text:style-name="T89_6"><text:s/></text:span><text:span text:style-name="T89_7">or</text:span><text:span text:style-name="T89_8"><text:s/></text:span><text:span text:style-name="T89_9">existing</text:span><text:span text:style-name="T89_10"><text:s/></text:span><text:span text:style-name="T89_11">user</text:span></text:p>
      <text:p text:style-name="P90"><text:span text:style-name="T90_1">So</text:span><text:span text:style-name="T90_2"><text:s/></text:span><text:span text:style-name="T90_3">that</text:span><text:span text:style-name="T90_4"><text:s/></text:span><text:span text:style-name="T90_5">I</text:span><text:span text:style-name="T90_6"><text:s/></text:span><text:span text:style-name="T90_7">can</text:span><text:span text:style-name="T90_8"><text:s/></text:span><text:span text:style-name="T90_9">avoid</text:span><text:span text:style-name="T90_10"><text:s/></text:span><text:span text:style-name="T90_11">having</text:span><text:span text:style-name="T90_12"><text:s/></text:span><text:span text:style-name="T90_13">to</text:span><text:span text:style-name="T90_14"><text:s/></text:span><text:span text:style-name="T90_15">come</text:span><text:span text:style-name="T90_16"><text:s/></text:span><text:span text:style-name="T90_17">back</text:span><text:span text:style-name="T90_18"><text:s/></text:span><text:span text:style-name="T90_19">to</text:span><text:span text:style-name="T90_20"><text:s/></text:span><text:span text:style-name="T90_21">update</text:span><text:span text:style-name="T90_22"><text:s/></text:span><text:span text:style-name="T90_23">my</text:span><text:span text:style-name="T90_24"><text:s/></text:span><text:span text:style-name="T90_25">schedule</text:span><text:span text:style-name="T90_26"><text:s/></text:span><text:span text:style-name="T90_27">every</text:span><text:span text:style-name="T90_28"><text:s/></text:span><text:span text:style-name="T90_29">day</text:span></text:p>
      <text:p text:style-name="P91"><text:span text:style-name="T91_1">I</text:span><text:span text:style-name="T91_2"><text:s/></text:span><text:span text:style-name="T91_3">would</text:span><text:span text:style-name="T91_4"><text:s/></text:span><text:span text:style-name="T91_5">like</text:span><text:span text:style-name="T91_6"><text:s/></text:span><text:span text:style-name="T91_7">to</text:span><text:span text:style-name="T91_8"><text:s/></text:span><text:span text:style-name="T91_9">be</text:span><text:span text:style-name="T91_10"><text:s/></text:span><text:span text:style-name="T91_11">able</text:span><text:span text:style-name="T91_12"><text:s/></text:span><text:span text:style-name="T91_13">to</text:span><text:span text:style-name="T91_14"><text:s/></text:span><text:span text:style-name="T91_15">avoid</text:span><text:span text:style-name="T91_16"><text:s/></text:span><text:span text:style-name="T91_17">entering</text:span><text:span text:style-name="T91_18"><text:s/></text:span><text:span text:style-name="T91_19">lots</text:span><text:span text:style-name="T91_20"><text:s/></text:span><text:span text:style-name="T91_21">of</text:span><text:span text:style-name="T91_22"><text:s/></text:span><text:span text:style-name="T91_23">schedule</text:span><text:span text:style-name="T91_24"><text:s/></text:span><text:span text:style-name="T91_25">data</text:span><text:span text:style-name="T91_26">,<text:s/></text:span><text:span text:style-name="T91_27">make</text:span><text:span text:style-name="T91_28"><text:s/></text:span><text:span text:style-name="T91_29">variable</text:span><text:span text:style-name="T91_30"><text:s/></text:span><text:span text:style-name="T91_31">degrees</text:span><text:span text:style-name="T91_32"><text:s/></text:span><text:span text:style-name="T91_33">of</text:span><text:span text:style-name="T91_34"><text:s/></text:span><text:span text:style-name="T91_35">commitment</text:span><text:span text:style-name="T91_36">,<text:s/></text:span><text:span text:style-name="T91_37">or</text:span><text:span text:style-name="T91_38"><text:s/></text:span><text:span text:style-name="T91_39">just</text:span><text:span text:style-name="T91_40"><text:s/></text:span><text:span text:style-name="T91_41">see</text:span><text:span text:style-name="T91_42"><text:s/></text:span><text:span text:style-name="T91_43">when</text:span><text:span text:style-name="T91_44"><text:s/></text:span><text:span text:style-name="T91_45">others</text:span><text:span text:style-name="T91_46"><text:s/></text:span><text:span text:style-name="T91_47">are</text:span><text:span text:style-name="T91_48"><text:s/></text:span><text:span text:style-name="T91_49">available</text:span><text:span text:style-name="T91_50"><text:s/></text:span><text:span text:style-name="T91_51">so</text:span><text:span text:style-name="T91_52"><text:s/></text:span><text:span text:style-name="T91_53">that</text:span><text:span text:style-name="T91_54"><text:s/></text:span><text:span text:style-name="T91_55">I</text:span><text:span text:style-name="T91_56"><text:s/></text:span><text:span text:style-name="T91_57">can</text:span><text:span text:style-name="T91_58"><text:s/></text:span><text:span text:style-name="T91_59">adjust</text:span><text:span text:style-name="T91_60"><text:s/></text:span><text:span text:style-name="T91_61">my</text:span><text:span text:style-name="T91_62"><text:s/></text:span><text:span text:style-name="T91_63">schedule</text:span><text:span text:style-name="T91_64"><text:s/></text:span><text:span text:style-name="T91_65">to</text:span><text:span text:style-name="T91_66"><text:s/></text:span><text:span text:style-name="T91_67">fit</text:span></text:p>
      <text:p text:style-name="P92"/>
      <text:h text:style-name="P93" text:outline-level="10"><text:bookmark-start text:name="h.s0gnekeouvid"/><text:bookmark-end text:name="h.s0gnekeouvid"/><text:span text:style-name="T93_1"><text:a xlink:type="simple" xlink:href="http://www.agileventures.org/projects/pp-scheduler/user-stories-page/browsewhowhatisavailableforpairing"><text:span text:style-name="T93_2">Browse</text:span></text:a></text:span><text:span text:style-name="T93_3"><text:a xlink:type="simple" xlink:href="http://www.agileventures.org/projects/pp-scheduler/user-stories-page/browsewhowhatisavailableforpairing"><text:span text:style-name="T93_4"><text:s/></text:span></text:a></text:span><text:span text:style-name="T93_5"><text:a xlink:type="simple" xlink:href="http://www.agileventures.org/projects/pp-scheduler/user-stories-page/browsewhowhatisavailableforpairing"><text:span text:style-name="T93_6">who</text:span></text:a></text:span><text:span text:style-name="T93_7"><text:a xlink:type="simple" xlink:href="http://www.agileventures.org/projects/pp-scheduler/user-stories-page/browsewhowhatisavailableforpairing"><text:span text:style-name="T93_8">/</text:span></text:a></text:span><text:span text:style-name="T93_9"><text:a xlink:type="simple" xlink:href="http://www.agileventures.org/projects/pp-scheduler/user-stories-page/browsewhowhatisavailableforpairing"><text:span text:style-name="T93_10">what</text:span></text:a></text:span><text:span text:style-name="T93_11"><text:a xlink:type="simple" xlink:href="http://www.agileventures.org/projects/pp-scheduler/user-stories-page/browsewhowhatisavailableforpairing"><text:span text:style-name="T93_12"><text:s/></text:span></text:a></text:span><text:span text:style-name="T93_13"><text:a xlink:type="simple" xlink:href="http://www.agileventures.org/projects/pp-scheduler/user-stories-page/browsewhowhatisavailableforpairing"><text:span text:style-name="T93_14">is</text:span></text:a></text:span><text:span text:style-name="T93_15"><text:a xlink:type="simple" xlink:href="http://www.agileventures.org/projects/pp-scheduler/user-stories-page/browsewhowhatisavailableforpairing"><text:span text:style-name="T93_16"><text:s/></text:span></text:a></text:span><text:span text:style-name="T93_17"><text:a xlink:type="simple" xlink:href="http://www.agileventures.org/projects/pp-scheduler/user-stories-page/browsewhowhatisavailableforpairing"><text:span text:style-name="T93_18">available</text:span></text:a></text:span><text:span text:style-name="T93_19"><text:a xlink:type="simple" xlink:href="http://www.agileventures.org/projects/pp-scheduler/user-stories-page/browsewhowhatisavailableforpairing"><text:span text:style-name="T93_20"><text:s/></text:span></text:a></text:span><text:span text:style-name="T93_21"><text:a xlink:type="simple" xlink:href="http://www.agileventures.org/projects/pp-scheduler/user-stories-page/browsewhowhatisavailableforpairing"><text:span text:style-name="T93_22">for</text:span></text:a></text:span><text:span text:style-name="T93_23"><text:a xlink:type="simple" xlink:href="http://www.agileventures.org/projects/pp-scheduler/user-stories-page/browsewhowhatisavailableforpairing"><text:span text:style-name="T93_24"><text:s/></text:span></text:a></text:span><text:span text:style-name="T93_25"><text:a xlink:type="simple" xlink:href="http://www.agileventures.org/projects/pp-scheduler/user-stories-page/browsewhowhatisavailableforpairing"><text:span text:style-name="T93_26">pairing</text:span></text:a></text:span></text:h>
      <text:p text:style-name="P94"><text:span text:style-name="T94_1">posted</text:span><text:span text:style-name="T94_2"><text:s/></text:span><text:span text:style-name="T94_3">May</text:span><text:span text:style-name="T94_4"><text:s/>3,<text:s/>2013,<text:s/>4:31<text:s/></text:span><text:span text:style-name="T94_5">AM</text:span><text:span text:style-name="T94_6"><text:s/></text:span><text:span text:style-name="T94_7">by</text:span><text:span text:style-name="T94_8"><text:s/></text:span><text:span text:style-name="T94_9">Sam</text:span><text:span text:style-name="T94_10"><text:s/></text:span><text:span text:style-name="T94_11">Joseph</text:span></text:p>
      <text:p text:style-name="P95"><text:span text:style-name="T95_1">As</text:span><text:span text:style-name="T95_2"><text:s/></text:span><text:span text:style-name="T95_3">a</text:span><text:span text:style-name="T95_4"><text:s/></text:span><text:span text:style-name="T95_5">new</text:span><text:span text:style-name="T95_6"><text:s/></text:span><text:span text:style-name="T95_7">user</text:span><text:span text:style-name="T95_8"><text:s/></text:span></text:p>
      <text:p text:style-name="P96"><text:span text:style-name="T96_1">So</text:span><text:span text:style-name="T96_2"><text:s/></text:span><text:span text:style-name="T96_3">that</text:span><text:span text:style-name="T96_4"><text:s/></text:span><text:span text:style-name="T96_5">I</text:span><text:span text:style-name="T96_6"><text:s/></text:span><text:span text:style-name="T96_7">can</text:span><text:span text:style-name="T96_8"><text:s/></text:span><text:span text:style-name="T96_9">decide</text:span><text:span text:style-name="T96_10"><text:s/></text:span><text:span text:style-name="T96_11">whether</text:span><text:span text:style-name="T96_12"><text:s/></text:span><text:span text:style-name="T96_13">I</text:span><text:span text:style-name="T96_14"><text:s/></text:span><text:span text:style-name="T96_15">would</text:span><text:span text:style-name="T96_16"><text:s/></text:span><text:span text:style-name="T96_17">like</text:span><text:span text:style-name="T96_18"><text:s/></text:span><text:span text:style-name="T96_19">to</text:span><text:span text:style-name="T96_20"><text:s/></text:span><text:span text:style-name="T96_21">bother</text:span><text:span text:style-name="T96_22"><text:s/></text:span><text:span text:style-name="T96_23">entering</text:span><text:span text:style-name="T96_24"><text:s/></text:span><text:span text:style-name="T96_25">my</text:span><text:span text:style-name="T96_26"><text:s/></text:span><text:span text:style-name="T96_27">details</text:span></text:p>
      <text:p text:style-name="P97"><text:span text:style-name="T97_1">I</text:span><text:span text:style-name="T97_2"><text:s/></text:span><text:span text:style-name="T97_3">want</text:span><text:span text:style-name="T97_4"><text:s/></text:span><text:span text:style-name="T97_5">to</text:span><text:span text:style-name="T97_6"><text:s/></text:span><text:span text:style-name="T97_7">be</text:span><text:span text:style-name="T97_8"><text:s/></text:span><text:span text:style-name="T97_9">able</text:span><text:span text:style-name="T97_10"><text:s/></text:span><text:span text:style-name="T97_11">to</text:span><text:span text:style-name="T97_12"><text:s/></text:span><text:span text:style-name="T97_13">browse</text:span><text:span text:style-name="T97_14"><text:s/></text:span><text:span text:style-name="T97_15">the</text:span><text:span text:style-name="T97_16"><text:s/></text:span><text:span text:style-name="T97_17">kinds</text:span><text:span text:style-name="T97_18"><text:s/></text:span><text:span text:style-name="T97_19">of</text:span><text:span text:style-name="T97_20"><text:s/></text:span><text:span text:style-name="T97_21">people</text:span><text:span text:style-name="T97_22"><text:s/></text:span><text:span text:style-name="T97_23">and</text:span><text:span text:style-name="T97_24"><text:s/></text:span><text:span text:style-name="T97_25">projects</text:span><text:span text:style-name="T97_26"><text:s/></text:span><text:span text:style-name="T97_27">I</text:span><text:span text:style-name="T97_28"><text:s/></text:span><text:span text:style-name="T97_29">would</text:span><text:span text:style-name="T97_30"><text:s/></text:span><text:span text:style-name="T97_31">be</text:span><text:span text:style-name="T97_32"><text:s/></text:span><text:span text:style-name="T97_33">pairing</text:span><text:span text:style-name="T97_34"><text:s/></text:span><text:span text:style-name="T97_35">on</text:span></text:p>
      <text:p text:style-name="P98"/>
      <text:h text:style-name="P99" text:outline-level="10"><text:bookmark-start text:name="h.d612g69jz860"/><text:bookmark-end text:name="h.d612g69jz860"/><text:span text:style-name="T99_1"><text:a xlink:type="simple" xlink:href="http://www.agileventures.org/projects/pp-scheduler/user-stories-page/addpairingstomygooglecalendar"><text:span text:style-name="T99_2">Add</text:span></text:a></text:span><text:span text:style-name="T99_3"><text:a xlink:type="simple" xlink:href="http://www.agileventures.org/projects/pp-scheduler/user-stories-page/addpairingstomygooglecalendar"><text:span text:style-name="T99_4"><text:s/></text:span></text:a></text:span><text:span text:style-name="T99_5"><text:a xlink:type="simple" xlink:href="http://www.agileventures.org/projects/pp-scheduler/user-stories-page/addpairingstomygooglecalendar"><text:span text:style-name="T99_6">Pairings</text:span></text:a></text:span><text:span text:style-name="T99_7"><text:a xlink:type="simple" xlink:href="http://www.agileventures.org/projects/pp-scheduler/user-stories-page/addpairingstomygooglecalendar"><text:span text:style-name="T99_8"><text:s/></text:span></text:a></text:span><text:span text:style-name="T99_9"><text:a xlink:type="simple" xlink:href="http://www.agileventures.org/projects/pp-scheduler/user-stories-page/addpairingstomygooglecalendar"><text:span text:style-name="T99_10">to</text:span></text:a></text:span><text:span text:style-name="T99_11"><text:a xlink:type="simple" xlink:href="http://www.agileventures.org/projects/pp-scheduler/user-stories-page/addpairingstomygooglecalendar"><text:span text:style-name="T99_12"><text:s/></text:span></text:a></text:span><text:span text:style-name="T99_13"><text:a xlink:type="simple" xlink:href="http://www.agileventures.org/projects/pp-scheduler/user-stories-page/addpairingstomygooglecalendar"><text:span text:style-name="T99_14">my</text:span></text:a></text:span><text:span text:style-name="T99_15"><text:a xlink:type="simple" xlink:href="http://www.agileventures.org/projects/pp-scheduler/user-stories-page/addpairingstomygooglecalendar"><text:span text:style-name="T99_16"><text:s/></text:span></text:a></text:span><text:span text:style-name="T99_17"><text:a xlink:type="simple" xlink:href="http://www.agileventures.org/projects/pp-scheduler/user-stories-page/addpairingstomygooglecalendar"><text:span text:style-name="T99_18">Google</text:span></text:a></text:span><text:span text:style-name="T99_19"><text:a xlink:type="simple" xlink:href="http://www.agileventures.org/projects/pp-scheduler/user-stories-page/addpairingstomygooglecalendar"><text:span text:style-name="T99_20"><text:s/></text:span></text:a></text:span><text:span text:style-name="T99_21"><text:a xlink:type="simple" xlink:href="http://www.agileventures.org/projects/pp-scheduler/user-stories-page/addpairingstomygooglecalendar"><text:span text:style-name="T99_22">Calendar</text:span></text:a></text:span></text:h>
      <text:p text:style-name="P100"><text:span text:style-name="T100_1">posted</text:span><text:span text:style-name="T100_2"><text:s/></text:span><text:span text:style-name="T100_3">Apr</text:span><text:span text:style-name="T100_4"><text:s/>19,<text:s/>2013,<text:s/>2:44<text:s/></text:span><text:span text:style-name="T100_5">PM</text:span><text:span text:style-name="T100_6"><text:s/></text:span><text:span text:style-name="T100_7">by</text:span><text:span text:style-name="T100_8"><text:s/></text:span><text:span text:style-name="T100_9">Bill</text:span><text:span text:style-name="T100_10"><text:s/></text:span><text:span text:style-name="T100_11">Auger</text:span></text:p>
      <text:p text:style-name="P101"><text:span text:style-name="T101_1">As</text:span><text:span text:style-name="T101_2"><text:s/></text:span><text:span text:style-name="T101_3">a</text:span><text:span text:style-name="T101_4"><text:s/></text:span><text:span text:style-name="T101_5">Saas</text:span><text:span text:style-name="T101_6">-</text:span><text:span text:style-name="T101_7">ELLS</text:span><text:span text:style-name="T101_8">-</text:span><text:span text:style-name="T101_9">Projects</text:span><text:span text:style-name="T101_10"><text:s/></text:span><text:span text:style-name="T101_11">team</text:span><text:span text:style-name="T101_12"><text:s/></text:span><text:span text:style-name="T101_13">member</text:span></text:p>
      <text:p text:style-name="P102"><text:span text:style-name="T102_1">So</text:span><text:span text:style-name="T102_2"><text:s/></text:span><text:span text:style-name="T102_3">that</text:span><text:span text:style-name="T102_4"><text:s/></text:span><text:span text:style-name="T102_5">i</text:span><text:span text:style-name="T102_6"><text:s/></text:span><text:span text:style-name="T102_7">do</text:span><text:span text:style-name="T102_8"><text:s/></text:span><text:span text:style-name="T102_9">not</text:span><text:span text:style-name="T102_10"><text:s/></text:span><text:span text:style-name="T102_11">need</text:span><text:span text:style-name="T102_12"><text:s/></text:span><text:span text:style-name="T102_13">to</text:span><text:span text:style-name="T102_14"><text:s/></text:span><text:span text:style-name="T102_15">check</text:span><text:span text:style-name="T102_16"><text:s/></text:span><text:span text:style-name="T102_17">the</text:span><text:span text:style-name="T102_18"><text:s/></text:span><text:span text:style-name="T102_19">calendar</text:span><text:span text:style-name="T102_20"><text:s/></text:span><text:span text:style-name="T102_21">on</text:span><text:span text:style-name="T102_22"><text:s/></text:span><text:span text:style-name="T102_23">this</text:span><text:span text:style-name="T102_24"><text:s/></text:span><text:span text:style-name="T102_25">site</text:span><text:span text:style-name="T102_26"><text:s/></text:span><text:span text:style-name="T102_27">everyday</text:span></text:p>
      <text:p text:style-name="P103"><text:span text:style-name="T103_1">I</text:span><text:span text:style-name="T103_2"><text:s/></text:span><text:span text:style-name="T103_3">would</text:span><text:span text:style-name="T103_4"><text:s/></text:span><text:span text:style-name="T103_5">like</text:span><text:span text:style-name="T103_6"><text:s/></text:span><text:span text:style-name="T103_7">to</text:span><text:span text:style-name="T103_8"><text:s/></text:span><text:span text:style-name="T103_9">have</text:span><text:span text:style-name="T103_10"><text:s/></text:span><text:span text:style-name="T103_11">my</text:span><text:span text:style-name="T103_12"><text:s/></text:span><text:span text:style-name="T103_13">scheduled</text:span><text:span text:style-name="T103_14"><text:s/></text:span><text:span text:style-name="T103_15">PP</text:span><text:span text:style-name="T103_16"><text:s/></text:span><text:span text:style-name="T103_17">pairings</text:span><text:span text:style-name="T103_18"><text:s/></text:span><text:span text:style-name="T103_19">automatically</text:span><text:span text:style-name="T103_20"><text:s/></text:span><text:span text:style-name="T103_21">added</text:span><text:span text:style-name="T103_22"><text:s/></text:span><text:span text:style-name="T103_23">to</text:span><text:span text:style-name="T103_24"><text:s/></text:span><text:span text:style-name="T103_25">my</text:span><text:span text:style-name="T103_26"><text:s/></text:span><text:span text:style-name="T103_27">google</text:span><text:span text:style-name="T103_28"><text:s/></text:span><text:span text:style-name="T103_29">calendar</text:span></text:p>
      <text:p text:style-name="P104"/>
      <text:h text:style-name="P105" text:outline-level="10"><text:bookmark-start text:name="h.og6zd482u9tm"/><text:bookmark-end text:name="h.og6zd482u9tm"/><text:span text:style-name="T105_1"><text:a xlink:type="simple" xlink:href="http://www.agileventures.org/projects/pp-scheduler/user-stories-page/emailnotifications"><text:span text:style-name="T105_2">Email</text:span></text:a></text:span><text:span text:style-name="T105_3"><text:a xlink:type="simple" xlink:href="http://www.agileventures.org/projects/pp-scheduler/user-stories-page/emailnotifications"><text:span text:style-name="T105_4"><text:s/></text:span></text:a></text:span><text:span text:style-name="T105_5"><text:a xlink:type="simple" xlink:href="http://www.agileventures.org/projects/pp-scheduler/user-stories-page/emailnotifications"><text:span text:style-name="T105_6">Notifications</text:span></text:a></text:span></text:h>
      <text:p text:style-name="P106"><text:span text:style-name="T106_1">posted</text:span><text:span text:style-name="T106_2"><text:s/></text:span><text:span text:style-name="T106_3">Apr</text:span><text:span text:style-name="T106_4"><text:s/>19,<text:s/>2013,<text:s/>2:42<text:s/></text:span><text:span text:style-name="T106_5">PM</text:span><text:span text:style-name="T106_6"><text:s/></text:span><text:span text:style-name="T106_7">by</text:span><text:span text:style-name="T106_8"><text:s/></text:span><text:span text:style-name="T106_9">Bill</text:span><text:span text:style-name="T106_10"><text:s/></text:span><text:span text:style-name="T106_11">Auger</text:span></text:p>
      <text:p text:style-name="P107"><text:span text:style-name="T107_1">As</text:span><text:span text:style-name="T107_2"><text:s/></text:span><text:span text:style-name="T107_3">a</text:span><text:span text:style-name="T107_4"><text:s/></text:span><text:span text:style-name="T107_5">Saas</text:span><text:span text:style-name="T107_6">-</text:span><text:span text:style-name="T107_7">ELLS</text:span><text:span text:style-name="T107_8">-</text:span><text:span text:style-name="T107_9">Projects</text:span><text:span text:style-name="T107_10"><text:s/></text:span><text:span text:style-name="T107_11">team</text:span><text:span text:style-name="T107_12"><text:s/></text:span><text:span text:style-name="T107_13">member</text:span></text:p>
      <text:p text:style-name="P108"><text:span text:style-name="T108_1">So</text:span><text:span text:style-name="T108_2"><text:s/></text:span><text:span text:style-name="T108_3">that</text:span><text:span text:style-name="T108_4"><text:s/></text:span><text:span text:style-name="T108_5">i</text:span><text:span text:style-name="T108_6"><text:s/></text:span><text:span text:style-name="T108_7">do</text:span><text:span text:style-name="T108_8"><text:s/></text:span><text:span text:style-name="T108_9">not</text:span><text:span text:style-name="T108_10"><text:s/></text:span><text:span text:style-name="T108_11">need</text:span><text:span text:style-name="T108_12"><text:s/></text:span><text:span text:style-name="T108_13">to</text:span><text:span text:style-name="T108_14"><text:s/></text:span><text:span text:style-name="T108_15">check</text:span><text:span text:style-name="T108_16"><text:s/></text:span><text:span text:style-name="T108_17">the</text:span><text:span text:style-name="T108_18"><text:s/></text:span><text:span text:style-name="T108_19">calendar</text:span><text:span text:style-name="T108_20"><text:s/></text:span><text:span text:style-name="T108_21">on</text:span><text:span text:style-name="T108_22"><text:s/></text:span><text:span text:style-name="T108_23">this</text:span><text:span text:style-name="T108_24"><text:s/></text:span><text:span text:style-name="T108_25">site</text:span><text:span text:style-name="T108_26"><text:s/></text:span><text:span text:style-name="T108_27">everyday</text:span></text:p>
      <text:p text:style-name="P109"><text:span text:style-name="T109_1">I</text:span><text:span text:style-name="T109_2"><text:s/></text:span><text:span text:style-name="T109_3">would</text:span><text:span text:style-name="T109_4"><text:s/></text:span><text:span text:style-name="T109_5">like</text:span><text:span text:style-name="T109_6"><text:s/></text:span><text:span text:style-name="T109_7">to</text:span><text:span text:style-name="T109_8"><text:s/></text:span><text:span text:style-name="T109_9">receive</text:span><text:span text:style-name="T109_10"><text:s/></text:span><text:span text:style-name="T109_11">email</text:span><text:span text:style-name="T109_12"><text:s/></text:span><text:span text:style-name="T109_13">invitations</text:span><text:span text:style-name="T109_14"><text:s/></text:span><text:span text:style-name="T109_15">when</text:span><text:span text:style-name="T109_16"><text:s/></text:span><text:span text:style-name="T109_17">i</text:span><text:span text:style-name="T109_18"><text:s/></text:span><text:span text:style-name="T109_19">have</text:span><text:span text:style-name="T109_20"><text:s/></text:span><text:span text:style-name="T109_21">been</text:span><text:span text:style-name="T109_22"><text:s/></text:span><text:span text:style-name="T109_23">scheduled</text:span><text:span text:style-name="T109_24"><text:s/></text:span><text:span text:style-name="T109_25">for</text:span><text:span text:style-name="T109_26"><text:s/></text:span><text:span text:style-name="T109_27">PP</text:span><text:span text:style-name="T109_28"><text:s/></text:span><text:span text:style-name="T109_29">session</text:span></text:p>
      <text:p text:style-name="P1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